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3A000000F7142BCC3DD3C6744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Courier New', monospace"/>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3" style:family="table">
      <style:table-properties style:width="17.023cm" table:align="left" style:writing-mode="lr-tb"/>
    </style:style>
    <style:style style:name="Tabla3.A" style:family="table-column">
      <style:table-column-properties style:column-width="2.487cm"/>
    </style:style>
    <style:style style:name="Tabla3.B" style:family="table-column">
      <style:table-column-properties style:column-width="8.017cm"/>
    </style:style>
    <style:style style:name="Tabla3.C" style:family="table-column">
      <style:table-column-properties style:column-width="2.245cm"/>
    </style:style>
    <style:style style:name="Tabla3.D" style:family="table-column">
      <style:table-column-properties style:column-width="4.274cm"/>
    </style:style>
    <style:style style:name="Tabla3.1" style:family="table-row">
      <style:table-row-properties fo:keep-together="auto"/>
    </style:style>
    <style:style style:name="Tabla3.A1" style:family="table-cell">
      <style:table-cell-properties style:vertical-align="top" fo:background-color="#ffdab9" fo:padding="0.097cm" fo:border-left="0.1pt solid #000000" fo:border-right="none" fo:border-top="0.1pt solid #000000" fo:border-bottom="0.1pt solid #000000" style:writing-mode="lr-tb">
        <style:background-image/>
      </style:table-cell-properties>
    </style:style>
    <style:style style:name="Tabla3.D1" style:family="table-cell">
      <style:table-cell-properties style:vertical-align="top" fo:background-color="#ffdab9" fo:padding="0.097cm" fo:border="0.1pt solid #000000" style:writing-mode="lr-tb">
        <style:background-image/>
      </style:table-cell-properties>
    </style:style>
    <style:style style:name="Tabla3.A2" style:family="table-cell">
      <style:table-cell-properties style:vertical-align="top" fo:background-color="#ffdab9" fo:padding="0.097cm" fo:border-left="0.1pt solid #000000" fo:border-right="none" fo:border-top="none" fo:border-bottom="0.1pt solid #000000" style:writing-mode="lr-tb">
        <style:background-image/>
      </style:table-cell-properties>
    </style:style>
    <style:style style:name="Tabla3.D2" style:family="table-cell">
      <style:table-cell-properties style:vertical-align="top" fo:background-color="#ffdab9" fo:padding="0.097cm" fo:border-left="0.1pt solid #000000" fo:border-right="0.1pt solid #000000" fo:border-top="none" fo:border-bottom="0.1pt solid #000000" style:writing-mode="lr-tb">
        <style:background-image/>
      </style:table-cell-properties>
    </style:style>
    <style:style style:name="P1" style:family="paragraph" style:parent-style-name="Table_20_Contents">
      <style:text-properties style:font-name="Calibri" fo:font-size="10pt" style:text-underline-style="none" officeooo:paragraph-rsid="000340cf" fo:background-color="transparent" style:font-name-asian="Microsoft YaHei" style:font-size-asian="10pt" style:font-name-complex="Calibri" style:font-size-complex="10pt"/>
    </style:style>
    <style:style style:name="P2" style:family="paragraph" style:parent-style-name="Table_20_Contents">
      <style:paragraph-properties style:snap-to-layout-grid="false"/>
      <style:text-properties style:font-name="Calibri" fo:font-size="10pt" style:text-underline-style="none" officeooo:paragraph-rsid="000340cf" fo:background-color="transparent" style:font-name-asian="Microsoft YaHei" style:font-size-asian="10pt" style:font-name-complex="Calibri" style:font-size-complex="10pt"/>
    </style:style>
    <style:style style:name="P3" style:family="paragraph" style:parent-style-name="Preformatted_20_Text">
      <style:paragraph-properties fo:margin-top="0cm" fo:margin-bottom="0cm" style:contextual-spacing="false" fo:padding="0.049cm" fo:border="0.06pt solid #000000"/>
      <style:text-properties style:font-name="Calibri"/>
    </style:style>
    <style:style style:name="P4" style:family="paragraph" style:parent-style-name="Text_20_body">
      <style:paragraph-properties fo:margin-top="0cm" fo:margin-bottom="0cm" style:contextual-spacing="false"/>
      <style:text-properties style:font-name="Calibri"/>
    </style:style>
    <style:style style:name="P5" style:family="paragraph" style:parent-style-name="Text_20_body">
      <style:paragraph-properties fo:margin-left="0cm" fo:margin-right="0cm" fo:margin-top="0cm" fo:margin-bottom="0cm" style:contextual-spacing="false" fo:text-indent="0cm" style:auto-text-indent="false"/>
      <style:text-properties style:font-name="Calibri"/>
    </style:style>
    <style:style style:name="P6" style:family="paragraph" style:parent-style-name="Heading_20_4">
      <style:paragraph-properties fo:margin-left="0cm" fo:margin-right="0cm" fo:margin-top="0cm" fo:margin-bottom="0cm" style:contextual-spacing="false" fo:text-indent="0cm" style:auto-text-indent="false"/>
      <style:text-properties style:font-name="Calibri" fo:letter-spacing="normal"/>
    </style:style>
    <style:style style:name="P7" style:family="paragraph" style:parent-style-name="Text_20_body">
      <style:paragraph-properties fo:margin-top="0cm" fo:margin-bottom="0cm" style:contextual-spacing="false"/>
      <style:text-properties style:font-name="Calibri" officeooo:paragraph-rsid="0046cd34"/>
    </style:style>
    <style:style style:name="P8" style:family="paragraph" style:parent-style-name="Heading_20_2">
      <style:paragraph-properties fo:margin-left="0cm" fo:margin-right="0cm" fo:margin-top="0cm" fo:margin-bottom="0cm" style:contextual-spacing="false" fo:text-indent="0cm" style:auto-text-indent="false"/>
    </style:style>
    <style:style style:name="P9" style:family="paragraph" style:parent-style-name="Text_20_body">
      <style:paragraph-properties fo:margin-left="0cm" fo:margin-right="0cm" fo:margin-top="0cm" fo:margin-bottom="0cm" style:contextual-spacing="false" fo:text-indent="0cm" style:auto-text-indent="false"/>
    </style:style>
    <style:style style:name="P10" style:family="paragraph" style:parent-style-name="Text_20_body">
      <style:paragraph-properties fo:margin-left="0cm" fo:margin-right="0cm" fo:margin-top="0cm" fo:margin-bottom="0cm" style:contextual-spacing="false" fo:text-indent="0cm" style:auto-text-indent="false" fo:padding="0cm" fo:border="none"/>
    </style:style>
    <style:style style:name="P11" style:family="paragraph" style:parent-style-name="Heading_20_2">
      <style:paragraph-properties fo:margin-top="0cm" fo:margin-bottom="0cm" style:contextual-spacing="false"/>
      <style:text-properties officeooo:paragraph-rsid="00444456"/>
    </style:style>
    <style:style style:name="P12" style:family="paragraph" style:parent-style-name="Preformatted_20_Text">
      <style:paragraph-properties fo:margin-top="0cm" fo:margin-bottom="0cm" style:contextual-spacing="false" fo:padding="0.049cm" fo:border="0.06pt solid #000000"/>
    </style:style>
    <style:style style:name="P13" style:family="paragraph" style:parent-style-name="Text_20_body">
      <style:paragraph-properties fo:margin-top="0cm" fo:margin-bottom="0cm" style:contextual-spacing="false"/>
    </style:style>
    <style:style style:name="P14" style:family="paragraph" style:parent-style-name="Preformatted_20_Text">
      <style:paragraph-properties fo:margin-top="0cm" fo:margin-bottom="0cm" style:contextual-spacing="false" fo:padding="0.049cm" fo:border="0.06pt solid #000000"/>
      <style:text-properties fo:color="#c9211e" loext:opacity="100%" style:font-name="Calibri"/>
    </style:style>
    <style:style style:name="P15" style:family="paragraph" style:parent-style-name="Text_20_body">
      <style:paragraph-properties fo:margin-top="0cm" fo:margin-bottom="0cm" style:contextual-spacing="false"/>
      <style:text-properties fo:color="#c9211e" loext:opacity="100%" officeooo:paragraph-rsid="004b91bf"/>
    </style:style>
    <style:style style:name="P16" style:family="paragraph" style:parent-style-name="Text_20_body">
      <style:paragraph-properties fo:margin-top="0cm" fo:margin-bottom="0cm" style:contextual-spacing="false"/>
      <style:text-properties fo:color="#c9211e" loext:opacity="100%" officeooo:rsid="004b91bf" officeooo:paragraph-rsid="004b91bf"/>
    </style:style>
    <style:style style:name="P1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Calibri" fo:font-size="8pt" fo:letter-spacing="normal" fo:font-style="normal" fo:font-weight="normal" officeooo:rsid="0035908f" style:font-size-asian="8pt" style:font-weight-asian="normal" style:font-size-complex="10pt" style:font-weight-complex="normal"/>
    </style:style>
    <style:style style:name="P18" style:family="paragraph" style:parent-style-name="Text_20_body">
      <style:text-properties fo:font-variant="normal" fo:text-transform="none" fo:color="#444444" loext:opacity="100%" style:font-name="Calibri" fo:font-size="10pt" fo:letter-spacing="normal" fo:font-style="normal" fo:font-weight="normal" officeooo:rsid="0035908f" officeooo:paragraph-rsid="0038cd41" style:font-size-asian="10pt" style:font-weight-asian="normal" style:font-size-complex="10pt" style:font-weight-complex="normal"/>
    </style:style>
    <style:style style:name="P1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8000" loext:opacity="100%" style:font-name="Consolas" fo:font-size="7pt" fo:letter-spacing="normal" fo:font-style="normal" fo:font-weight="normal" officeooo:rsid="0035908f" fo:background-color="#ffffff" style:font-size-asian="8pt" style:font-weight-asian="normal" style:font-size-complex="10pt" style:font-weight-complex="normal"/>
    </style:style>
    <style:style style:name="P20" style:family="paragraph" style:parent-style-name="Text_20_body">
      <style:paragraph-properties fo:margin-top="0cm" fo:margin-bottom="0cm" style:contextual-spacing="false"/>
      <style:text-properties fo:font-variant="normal" fo:text-transform="none" fo:color="#008000" loext:opacity="100%" style:font-name="Consolas" fo:font-size="7pt" fo:letter-spacing="normal" fo:font-style="normal" fo:font-weight="normal" officeooo:rsid="0035908f" officeooo:paragraph-rsid="0046cd34" fo:background-color="#ffffff" style:font-size-asian="8pt" style:font-weight-asian="normal" style:font-size-complex="10pt" style:font-weight-complex="normal"/>
    </style:style>
    <style:style style:name="P21" style:family="paragraph" style:parent-style-name="Standard">
      <style:paragraph-properties style:line-height-at-least="0.335cm"/>
      <style:text-properties fo:color="#000000" loext:opacity="100%" style:font-name="Consolas" fo:font-size="7pt" fo:font-weight="normal" fo:background-color="#ffffff"/>
    </style:style>
    <style:style style:name="P22" style:family="paragraph" style:parent-style-name="Standard">
      <style:paragraph-properties style:line-height-at-least="0.335cm"/>
      <style:text-properties fo:color="#000000" loext:opacity="100%" style:font-name="Consolas" fo:font-size="7pt" fo:font-weight="normal" officeooo:paragraph-rsid="004b91bf" fo:background-color="#ffffff"/>
    </style:style>
    <style:style style:name="P23" style:family="paragraph" style:parent-style-name="Standard">
      <style:paragraph-properties fo:margin-top="0cm" fo:margin-bottom="0cm" style:contextual-spacing="false" style:line-height-at-least="0.335cm"/>
      <style:text-properties fo:color="#000000" loext:opacity="100%" style:font-name="Consolas" fo:font-size="7pt" fo:font-weight="normal" officeooo:paragraph-rsid="004b91bf" fo:background-color="#ffffff"/>
    </style:style>
    <style:style style:name="P24" style:family="paragraph" style:parent-style-name="Standard">
      <style:paragraph-properties fo:margin-top="0cm" fo:margin-bottom="0cm" style:contextual-spacing="false" style:line-height-at-least="0.335cm"/>
      <style:text-properties fo:color="#000000" loext:opacity="100%" style:font-name="Consolas" fo:font-size="7pt" fo:font-weight="normal" officeooo:rsid="004b91bf" officeooo:paragraph-rsid="004b91bf" fo:background-color="#ffffff"/>
    </style:style>
    <style:style style:name="P25" style:family="paragraph" style:parent-style-name="Standard">
      <style:paragraph-properties style:line-height-at-least="0.335cm"/>
      <style:text-properties fo:color="#000000" loext:opacity="100%" fo:background-color="#ffffff"/>
    </style:style>
    <style:style style:name="P26" style:family="paragraph" style:parent-style-name="Standard">
      <style:paragraph-properties style:line-height-at-least="0.335cm"/>
      <style:text-properties fo:color="#000000" loext:opacity="100%" officeooo:paragraph-rsid="004b91bf" fo:background-color="#ffffff"/>
    </style:style>
    <style:style style:name="P27" style:family="paragraph" style:parent-style-name="Standard">
      <style:paragraph-properties style:line-height-at-least="0.335cm"/>
      <style:text-properties fo:color="#008000" loext:opacity="100%" style:font-name="Consolas" fo:font-size="7pt" fo:font-weight="normal" fo:background-color="#ffffff"/>
    </style:style>
    <style:style style:name="P28" style:family="paragraph" style:parent-style-name="Standard">
      <style:paragraph-properties style:line-height-at-least="0.335cm"/>
    </style:style>
    <style:style style:name="P29"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444456"/>
    </style:style>
    <style:style style:name="P30" style:family="paragraph" style:parent-style-name="Text_20_body">
      <style:paragraph-properties fo:margin-top="0cm" fo:margin-bottom="0cm" style:contextual-spacing="false"/>
      <style:text-properties officeooo:paragraph-rsid="0046cd34"/>
    </style:style>
    <style:style style:name="P31" style:family="paragraph" style:parent-style-name="Heading_20_3">
      <style:paragraph-properties fo:margin-left="0cm" fo:margin-right="0cm" fo:margin-top="0cm" fo:margin-bottom="0cm" style:contextual-spacing="false" fo:text-indent="0cm" style:auto-text-indent="false"/>
      <style:text-properties style:text-line-through-style="none" style:text-line-through-type="none" style:font-name="Calibri" style:text-underline-style="none" style:text-blinking="false"/>
    </style:style>
    <style:style style:name="P32" style:family="paragraph" style:parent-style-name="Heading_20_2">
      <style:paragraph-properties fo:margin-left="0cm" fo:margin-right="0cm" fo:margin-top="0cm" fo:margin-bottom="0cm" style:contextual-spacing="false" fo:text-indent="0cm" style:auto-text-indent="false"/>
      <style:text-properties style:text-line-through-style="none" style:text-line-through-type="none" style:font-name="Calibri" style:text-underline-style="none" style:text-blinking="false"/>
    </style:style>
    <style:style style:name="P33" style:family="paragraph" style:parent-style-name="Heading_20_3">
      <style:paragraph-properties fo:margin-top="0cm" fo:margin-bottom="0cm" style:contextual-spacing="false"/>
      <style:text-properties style:text-line-through-style="none" style:text-line-through-type="none" style:font-name="Calibri" style:text-underline-style="none" style:text-blinking="false"/>
    </style:style>
    <style:style style:name="P34" style:family="paragraph" style:parent-style-name="Heading_20_2">
      <style:paragraph-properties fo:margin-top="0cm" fo:margin-bottom="0cm" style:contextual-spacing="false"/>
      <style:text-properties style:text-line-through-style="none" style:text-line-through-type="none" style:font-name="Calibri" style:text-underline-style="none" style:text-blinking="false"/>
    </style:style>
    <style:style style:name="P35" style:family="paragraph" style:parent-style-name="Heading_20_2">
      <style:paragraph-properties fo:margin-top="0cm" fo:margin-bottom="0cm" style:contextual-spacing="false" fo:break-before="page"/>
      <style:text-properties style:text-line-through-style="none" style:text-line-through-type="none" style:font-name="Calibri" style:text-underline-style="none" style:text-blinking="false"/>
    </style:style>
    <style:style style:name="P36" style:family="paragraph" style:parent-style-name="Heading_20_2">
      <style:paragraph-properties fo:margin-top="0cm" fo:margin-bottom="0cm" style:contextual-spacing="false"/>
      <style:text-properties style:text-line-through-style="none" style:text-line-through-type="none" style:font-name="Calibri" style:text-underline-style="none" officeooo:rsid="00444456" officeooo:paragraph-rsid="00444456" style:text-blinking="false"/>
    </style:style>
    <style:style style:name="P37" style:family="paragraph" style:parent-style-name="Text_20_body">
      <style:paragraph-properties fo:margin-left="0cm" fo:margin-right="0cm" fo:margin-top="0cm" fo:margin-bottom="0cm" style:contextual-spacing="false" fo:orphans="2" fo:widows="2" fo:text-indent="0cm" style:auto-text-indent="false"/>
      <style:text-properties style:text-line-through-style="none" style:text-line-through-type="none" style:font-name="Calibri" style:text-underline-style="none" officeooo:rsid="00444456" officeooo:paragraph-rsid="00444456" style:text-blinking="false"/>
    </style:style>
    <style:style style:name="P38" style:family="paragraph" style:parent-style-name="Text_20_body">
      <style:paragraph-properties fo:margin-top="0cm" fo:margin-bottom="0cm" style:contextual-spacing="false"/>
      <style:text-properties officeooo:paragraph-rsid="004a8d80"/>
    </style:style>
    <style:style style:name="P39" style:family="paragraph" style:parent-style-name="Text_20_body">
      <style:text-properties officeooo:paragraph-rsid="0038cd41"/>
    </style:style>
    <style:style style:name="P40" style:family="paragraph" style:parent-style-name="Text_20_body">
      <style:paragraph-properties fo:margin-top="0cm" fo:margin-bottom="0cm" style:contextual-spacing="false"/>
      <style:text-properties officeooo:paragraph-rsid="004b91bf"/>
    </style:style>
    <style:style style:name="P41" style:family="paragraph" style:parent-style-name="Preformatted_20_Text">
      <style:paragraph-properties fo:margin-top="0cm" fo:margin-bottom="0cm" style:contextual-spacing="false" fo:padding="0.049cm" fo:border="0.06pt solid #000000"/>
      <style:text-properties officeooo:paragraph-rsid="004e81a3"/>
    </style:style>
    <style:style style:name="P42" style:family="paragraph" style:parent-style-name="Preformatted_20_Text">
      <style:paragraph-properties fo:margin-top="0cm" fo:margin-bottom="0cm" style:contextual-spacing="false" fo:padding="0.049cm" fo:border="0.06pt solid #000000"/>
      <style:text-properties fo:color="#0000ff" loext:opacity="100%" style:font-name="Calibri"/>
    </style:style>
    <style:style style:name="P43" style:family="paragraph" style:parent-style-name="Preformatted_20_Text">
      <style:paragraph-properties fo:margin-top="0cm" fo:margin-bottom="0cm" style:contextual-spacing="false" fo:padding="0.049cm" fo:border="0.06pt solid #000000"/>
      <style:text-properties fo:color="#8b0000" loext:opacity="100%" style:font-name="Calibri"/>
    </style:style>
    <style:style style:name="P44" style:family="paragraph" style:parent-style-name="Preformatted_20_Text">
      <style:paragraph-properties fo:margin-top="0cm" fo:margin-bottom="0cm" style:contextual-spacing="false" fo:padding="0.049cm" fo:border="0.06pt solid #000000"/>
      <style:text-properties fo:color="#228b22" loext:opacity="100%" style:font-name="Calibri"/>
    </style:style>
    <style:style style:name="P45" style:family="paragraph" style:parent-style-name="Preformatted_20_Text">
      <style:paragraph-properties fo:margin-top="0cm" fo:margin-bottom="0cm" style:contextual-spacing="false" fo:padding="0.049cm" fo:border="0.06pt solid #000000"/>
      <style:text-properties fo:color="#228b22" loext:opacity="100%" style:font-name="Calibri" officeooo:paragraph-rsid="00444456"/>
    </style:style>
    <style:style style:name="P46" style:family="paragraph" style:parent-style-name="Text_20_body">
      <loext:graphic-properties draw:fill="solid" draw:fill-color="#ffff00" draw:opacity="100%"/>
      <style:paragraph-properties fo:margin-top="0cm" fo:margin-bottom="0cm" style:contextual-spacing="false" fo:text-align="center" style:justify-single-word="false" fo:background-color="#ffff00" fo:padding="0.051cm" fo:border="0.06pt solid #000000"/>
      <style:text-properties officeooo:paragraph-rsid="0046cd34"/>
    </style:style>
    <style:style style:name="P47" style:family="paragraph" style:parent-style-name="Heading_20_1">
      <style:text-properties style:font-name="Calibri" officeooo:rsid="00224122" officeooo:paragraph-rsid="00224122"/>
    </style:style>
    <style:style style:name="P48" style:family="paragraph" style:parent-style-name="Heading_20_1">
      <style:text-properties style:font-name="Calibri" officeooo:paragraph-rsid="000ee089"/>
    </style:style>
    <style:style style:name="P49" style:family="paragraph" style:parent-style-name="Heading_20_2">
      <style:paragraph-properties fo:margin-top="0cm" fo:margin-bottom="0cm" style:contextual-spacing="false"/>
      <style:text-properties style:font-name="Calibri" officeooo:paragraph-rsid="00444456"/>
    </style:style>
    <style:style style:name="P50" style:family="paragraph" style:parent-style-name="Heading_20_2">
      <style:paragraph-properties fo:margin-top="0cm" fo:margin-bottom="0cm" style:contextual-spacing="false" fo:break-before="page"/>
      <style:text-properties style:font-name="Calibri" officeooo:paragraph-rsid="00444456"/>
    </style:style>
    <style:style style:name="P51" style:family="paragraph" style:parent-style-name="Heading_20_3">
      <style:paragraph-properties fo:margin-left="0cm" fo:margin-right="0cm" fo:margin-top="0cm" fo:margin-bottom="0cm" style:contextual-spacing="false" fo:text-indent="0cm" style:auto-text-indent="false"/>
      <style:text-properties style:text-line-through-style="none" style:text-line-through-type="none" style:font-name="Calibri" style:text-underline-style="none" style:text-blinking="false"/>
    </style:style>
    <style:style style:name="P52" style:family="paragraph" style:parent-style-name="Heading_20_3">
      <style:paragraph-properties fo:margin-left="0cm" fo:margin-right="0cm" fo:margin-top="0cm" fo:margin-bottom="0cm" style:contextual-spacing="false" fo:text-indent="0cm" style:auto-text-indent="false" fo:break-before="page"/>
      <style:text-properties style:text-line-through-style="none" style:text-line-through-type="none" style:font-name="Calibri" style:text-underline-style="none" style:text-blinking="false"/>
    </style:style>
    <style:style style:name="P53" style:family="paragraph" style:parent-style-name="Heading_20_3">
      <style:paragraph-properties fo:margin-top="0cm" fo:margin-bottom="0cm" style:contextual-spacing="false"/>
      <style:text-properties style:text-line-through-style="none" style:text-line-through-type="none" style:font-name="Calibri" style:text-underline-style="none" style:text-blinking="false"/>
    </style:style>
    <style:style style:name="P54" style:family="paragraph" style:parent-style-name="Preformatted_20_Text">
      <style:paragraph-properties fo:margin-top="0cm" fo:margin-bottom="0cm" style:contextual-spacing="false" fo:padding="0.049cm" fo:border="0.06pt solid #000000"/>
    </style:style>
    <style:style style:name="P55" style:family="paragraph" style:parent-style-name="Preformatted_20_Text">
      <style:paragraph-properties fo:margin-top="0cm" fo:margin-bottom="0cm" style:contextual-spacing="false" fo:padding="0.049cm" fo:border="0.06pt solid #000000"/>
      <style:text-properties style:font-name="Calibri"/>
    </style:style>
    <style:style style:name="P56" style:family="paragraph" style:parent-style-name="Preformatted_20_Text">
      <style:paragraph-properties fo:margin-top="0cm" fo:margin-bottom="0cm" style:contextual-spacing="false" fo:padding="0.049cm" fo:border="0.06pt solid #000000"/>
      <style:text-properties style:font-name="Calibri" style:text-underline-style="solid" style:text-underline-width="auto" style:text-underline-color="font-color"/>
    </style:style>
    <style:style style:name="P57" style:family="paragraph" style:parent-style-name="Preformatted_20_Text">
      <style:paragraph-properties fo:margin-top="0cm" fo:margin-bottom="0cm" style:contextual-spacing="false" fo:padding="0.049cm" fo:border="0.06pt solid #000000"/>
      <style:text-properties officeooo:paragraph-rsid="005b34e3"/>
    </style:style>
    <style:style style:name="P58" style:family="paragraph" style:parent-style-name="Standard">
      <style:paragraph-properties fo:margin-top="0cm" fo:margin-bottom="0cm" style:contextual-spacing="false"/>
      <style:text-properties officeooo:paragraph-rsid="005b34e3"/>
    </style:style>
    <style:style style:name="P59" style:family="paragraph" style:parent-style-name="Text_20_body" style:list-style-name="L1">
      <style:paragraph-properties fo:break-before="page"/>
      <style:text-properties officeooo:paragraph-rsid="0047461c"/>
    </style:style>
    <style:style style:name="P60" style:family="paragraph" style:parent-style-name="Text_20_body" style:list-style-name="L1">
      <style:text-properties officeooo:paragraph-rsid="003dcd91"/>
    </style:style>
    <style:style style:name="P61" style:family="paragraph" style:parent-style-name="Text_20_body" style:list-style-name="L1">
      <style:text-properties fo:font-variant="normal" fo:text-transform="none" fo:color="#3c3c3c" loext:opacity="100%" style:font-name="Calibri" fo:font-size="10pt" fo:letter-spacing="normal" fo:font-style="normal" fo:font-weight="normal" officeooo:rsid="003dcd91" officeooo:paragraph-rsid="003dcd91" style:font-size-asian="10pt" style:font-weight-asian="normal" style:font-size-complex="10pt" style:font-weight-complex="normal"/>
    </style:style>
    <style:style style:name="P62" style:family="paragraph" style:parent-style-name="Text_20_body" style:list-style-name="L1">
      <style:text-properties fo:font-variant="normal" fo:text-transform="none" fo:color="#3c3c3c" loext:opacity="100%" style:font-name="Calibri" fo:font-size="10pt" fo:letter-spacing="normal" fo:font-style="normal" fo:font-weight="normal" officeooo:rsid="003dcd91" officeooo:paragraph-rsid="0047461c" style:font-size-asian="10pt" style:font-weight-asian="normal" style:font-size-complex="10pt" style:font-weight-complex="normal"/>
    </style:style>
    <style:style style:name="P63" style:family="paragraph" style:parent-style-name="Text_20_body" style:list-style-name="L1">
      <style:text-properties fo:font-variant="normal" fo:text-transform="none" fo:color="#3c3c3c" loext:opacity="100%" style:font-name="Calibri" fo:font-size="10pt" fo:letter-spacing="normal" fo:font-style="normal" fo:font-weight="normal" officeooo:rsid="003e4ab3" officeooo:paragraph-rsid="003dcd91" style:font-size-asian="10pt" style:font-weight-asian="normal" style:font-size-complex="10pt" style:font-weight-complex="normal"/>
    </style:style>
    <style:style style:name="P64" style:family="paragraph" style:parent-style-name="Text_20_body" style:list-style-name="L2">
      <style:text-properties fo:font-variant="normal" fo:text-transform="none" fo:color="#3c3c3c" loext:opacity="100%" style:font-name="Calibri" fo:font-size="10pt" fo:letter-spacing="normal" fo:font-style="normal" fo:font-weight="normal" officeooo:rsid="001d9a8c" officeooo:paragraph-rsid="0035908f" style:font-size-asian="10pt" style:font-weight-asian="normal" style:font-size-complex="10pt" style:font-weight-complex="normal"/>
    </style:style>
    <style:style style:name="P65" style:family="paragraph" style:parent-style-name="Text_20_body" style:list-style-name="L1">
      <style:text-properties fo:font-variant="normal" fo:text-transform="none" fo:color="#444444" loext:opacity="100%" style:font-name="Calibri" fo:font-size="10pt" fo:letter-spacing="normal" fo:font-style="normal" fo:font-weight="normal" officeooo:rsid="0047c6bd" officeooo:paragraph-rsid="0047c6bd" style:font-size-asian="10pt" style:font-weight-asian="normal" style:font-size-complex="10pt" style:font-weight-complex="normal"/>
    </style:style>
    <style:style style:name="P66" style:family="paragraph" style:parent-style-name="Text_20_body" style:list-style-name="L1">
      <style:text-properties style:font-name="Calibri" fo:font-size="10pt" officeooo:rsid="0047461c" officeooo:paragraph-rsid="0047c6bd" style:font-size-asian="10pt" style:font-size-complex="10pt"/>
    </style:style>
    <style:style style:name="P67" style:family="paragraph" style:parent-style-name="Text_20_body">
      <style:paragraph-properties fo:margin-top="0cm" fo:margin-bottom="0cm" style:contextual-spacing="false"/>
    </style:style>
    <style:style style:name="P68" style:family="paragraph" style:parent-style-name="Text_20_body">
      <loext:graphic-properties draw:fill="solid" draw:fill-color="#ffff00" draw:opacity="100%"/>
      <style:paragraph-properties fo:margin-top="0cm" fo:margin-bottom="0cm" style:contextual-spacing="false" fo:text-align="center" style:justify-single-word="false" fo:background-color="#ffff00" fo:padding="0.051cm" fo:border="0.06pt solid #000000"/>
      <style:text-properties officeooo:paragraph-rsid="0046cd34"/>
    </style:style>
    <style:style style:name="P69" style:family="paragraph" style:parent-style-name="Text_20_body">
      <style:paragraph-properties fo:margin-top="0cm" fo:margin-bottom="0cm" style:contextual-spacing="false"/>
      <style:text-properties style:text-line-through-style="none" style:text-line-through-type="none" style:font-name="Calibri" style:text-underline-style="none" style:text-blinking="false"/>
    </style:style>
    <style:style style:name="P70" style:family="paragraph" style:parent-style-name="Text_20_body">
      <style:paragraph-properties fo:margin-top="0cm" fo:margin-bottom="0cm" style:contextual-spacing="false"/>
      <style:text-properties style:text-line-through-style="none" style:text-line-through-type="none" style:font-name="Calibri" style:text-underline-style="none" officeooo:paragraph-rsid="005b34e3" style:text-blinking="false"/>
    </style:style>
    <style:style style:name="T1" style:family="text">
      <style:text-properties fo:font-variant="normal" fo:text-transform="none" fo:color="#3c3c3c" loext:opacity="100%" style:font-name="Calibri" fo:font-size="10pt" fo:letter-spacing="normal" fo:font-style="normal" fo:font-weight="normal" officeooo:rsid="003dcd91" style:font-size-asian="10pt" style:font-weight-asian="normal" style:font-size-complex="10pt" style:font-weight-complex="normal"/>
    </style:style>
    <style:style style:name="T2" style:family="text">
      <style:text-properties fo:font-variant="normal" fo:text-transform="none" fo:color="#3c3c3c" loext:opacity="100%" style:font-name="Calibri" fo:font-size="10pt" fo:letter-spacing="normal" fo:font-style="normal" fo:font-weight="normal" officeooo:rsid="0047461c" style:font-size-asian="10pt" style:font-weight-asian="normal" style:font-size-complex="10pt" style:font-weight-complex="normal"/>
    </style:style>
    <style:style style:name="T3" style:family="text">
      <style:text-properties fo:font-variant="normal" fo:text-transform="none" fo:color="#444444" loext:opacity="100%" style:font-name="Calibri" fo:font-size="10pt" fo:letter-spacing="normal" fo:font-style="normal" fo:font-weight="normal" officeooo:rsid="0047461c" style:font-size-asian="10pt" style:font-weight-asian="normal" style:font-size-complex="10pt" style:font-weight-complex="normal"/>
    </style:style>
    <style:style style:name="T4" style:family="text">
      <style:text-properties fo:font-variant="normal" fo:text-transform="none" fo:color="#444444" loext:opacity="100%" fo:letter-spacing="normal" fo:font-style="normal" fo:font-weight="normal" style:font-weight-asian="normal" style:font-weight-complex="normal"/>
    </style:style>
    <style:style style:name="T5" style:family="text">
      <style:text-properties fo:font-variant="normal" fo:text-transform="none" fo:color="#444444" loext:opacity="100%" fo:letter-spacing="normal" fo:font-style="normal" fo:font-weight="normal" officeooo:rsid="0047c6bd" style:font-weight-asian="normal" style:font-weight-complex="normal"/>
    </style:style>
    <style:style style:name="T6" style:family="text">
      <style:text-properties fo:font-variant="normal" fo:text-transform="none" fo:color="#1b1b1b" loext:opacity="100%" style:font-name="Calibri" fo:font-size="8pt" fo:letter-spacing="normal" fo:font-style="normal" fo:font-weight="normal"/>
    </style:style>
    <style:style style:name="T7" style:family="text">
      <style:text-properties officeooo:rsid="000bee14"/>
    </style:style>
    <style:style style:name="T8" style:family="text">
      <style:text-properties officeooo:rsid="00289d89"/>
    </style:style>
    <style:style style:name="T9" style:family="text">
      <style:text-properties officeooo:rsid="00240fcd"/>
    </style:style>
    <style:style style:name="T10" style:family="text">
      <style:text-properties officeooo:rsid="003c1bfd"/>
    </style:style>
    <style:style style:name="T11" style:family="text">
      <style:text-properties style:text-line-through-style="none" style:text-line-through-type="none" style:text-underline-style="none" style:text-blinking="false"/>
    </style:style>
    <style:style style:name="T12" style:family="text">
      <style:text-properties style:text-line-through-style="none" style:text-line-through-type="none" style:text-underline-style="none" officeooo:rsid="00444456" style:text-blinking="false"/>
    </style:style>
    <style:style style:name="T13" style:family="text">
      <style:text-properties style:text-line-through-style="none" style:text-line-through-type="none" style:font-name="Calibri" style:text-underline-style="none" style:text-blinking="false"/>
    </style:style>
    <style:style style:name="T14" style:family="text">
      <style:text-properties style:text-line-through-style="none" style:text-line-through-type="none" style:font-name="Calibri" style:text-underline-style="none" style:text-blinking="false" loext:padding="0cm" loext:border="none"/>
    </style:style>
    <style:style style:name="T15" style:family="text">
      <style:text-properties style:text-line-through-style="none" style:text-line-through-type="none" style:font-name="Calibri" style:text-underline-style="none" officeooo:rsid="00444456" style:text-blinking="false"/>
    </style:style>
    <style:style style:name="T16" style:family="text">
      <style:text-properties style:text-line-through-style="none" style:text-line-through-type="none" style:font-name="Calibri" style:text-underline-style="none" officeooo:rsid="0059c88e" style:text-blinking="false"/>
    </style:style>
    <style:style style:name="T17" style:family="text">
      <style:text-properties style:text-underline-style="solid" style:text-underline-width="auto" style:text-underline-color="font-color"/>
    </style:style>
    <style:style style:name="T18" style:family="text">
      <style:text-properties style:font-name="Calibri"/>
    </style:style>
    <style:style style:name="T19" style:family="text">
      <style:text-properties style:font-name="Calibri" loext:padding="0cm" loext:border="none"/>
    </style:style>
    <style:style style:name="T20" style:family="text">
      <style:text-properties style:font-name="Calibri" style:text-underline-style="solid" style:text-underline-width="auto" style:text-underline-color="font-color"/>
    </style:style>
    <style:style style:name="T21" style:family="text">
      <style:text-properties style:font-name="Calibri" style:text-underline-style="solid" style:text-underline-width="auto" style:text-underline-color="font-color" loext:padding="0cm" loext:border="none"/>
    </style:style>
    <style:style style:name="T22" style:family="text">
      <style:text-properties style:font-name="Calibri" style:text-underline-style="solid" style:text-underline-width="auto" style:text-underline-color="font-color" officeooo:rsid="0057f69f" loext:padding="0cm" loext:border="none"/>
    </style:style>
    <style:style style:name="T23" style:family="text">
      <style:text-properties style:font-name="Calibri" fo:font-weight="bold" officeooo:rsid="00444456" style:font-weight-asian="bold" style:font-weight-complex="bold"/>
    </style:style>
    <style:style style:name="T24" style:family="text">
      <style:text-properties style:font-name="Calibri" fo:font-weight="bold" style:font-weight-asian="bold" style:font-weight-complex="bold" loext:padding="0cm" loext:border="none"/>
    </style:style>
    <style:style style:name="T25" style:family="text">
      <style:text-properties style:font-name="Calibri" fo:font-weight="normal" style:font-weight-asian="normal" style:font-weight-complex="normal" loext:padding="0cm" loext:border="none"/>
    </style:style>
    <style:style style:name="T26" style:family="text">
      <style:text-properties style:font-name="Calibri" fo:font-weight="normal" officeooo:rsid="004e81a3" style:font-weight-asian="normal" style:font-weight-complex="normal" loext:padding="0cm" loext:border="none"/>
    </style:style>
    <style:style style:name="T27" style:family="text">
      <style:text-properties style:font-name="Calibri" fo:font-weight="normal" officeooo:rsid="005b34e3" style:font-weight-asian="normal" style:font-weight-complex="normal" loext:padding="0cm" loext:border="none"/>
    </style:style>
    <style:style style:name="T28" style:family="text">
      <style:text-properties style:font-name="Calibri" officeooo:rsid="004e81a3" loext:padding="0cm" loext:border="none"/>
    </style:style>
    <style:style style:name="T29" style:family="text">
      <style:text-properties style:font-name="Calibri" officeooo:rsid="005b34e3"/>
    </style:style>
    <style:style style:name="T30" style:family="text">
      <style:text-properties style:font-name="Calibri" officeooo:rsid="005b34e3" loext:padding="0cm" loext:border="none"/>
    </style:style>
    <style:style style:name="T31" style:family="text">
      <style:text-properties officeooo:rsid="00444456"/>
    </style:style>
    <style:style style:name="T32" style:family="text">
      <style:text-properties fo:color="#c9211e" loext:opacity="100%" style:font-name="Calibri"/>
    </style:style>
    <style:style style:name="T33" style:family="text">
      <style:text-properties fo:color="#c9211e" loext:opacity="100%" style:font-name="Calibri" style:text-underline-style="solid" style:text-underline-width="auto" style:text-underline-color="font-color" loext:padding="0cm" loext:border="none"/>
    </style:style>
    <style:style style:name="T34" style:family="text">
      <style:text-properties fo:color="#c9211e" loext:opacity="100%" style:font-name="Calibri" style:text-underline-style="solid" style:text-underline-width="auto" style:text-underline-color="font-color" fo:font-weight="bold" style:font-weight-asian="bold" style:font-weight-complex="bold" loext:padding="0cm" loext:border="none"/>
    </style:style>
    <style:style style:name="T35" style:family="text">
      <style:text-properties fo:color="#c9211e" loext:opacity="100%" style:font-name="Calibri" fo:font-weight="bold" style:font-weight-asian="bold" style:font-weight-complex="bold" loext:padding="0cm" loext:border="none"/>
    </style:style>
    <style:style style:name="T36" style:family="text">
      <style:text-properties fo:color="#c9211e" loext:opacity="100%" style:font-name="Calibri" fo:font-weight="bold" officeooo:rsid="005b34e3" style:font-weight-asian="bold" style:font-weight-complex="bold" loext:padding="0cm" loext:border="none"/>
    </style:style>
    <style:style style:name="T37" style:family="text">
      <style:text-properties fo:color="#c9211e" loext:opacity="100%" style:font-name="Calibri" fo:font-weight="normal" style:font-weight-asian="normal" style:font-weight-complex="normal" loext:padding="0cm" loext:border="none"/>
    </style:style>
    <style:style style:name="T38" style:family="text">
      <style:text-properties fo:color="#c9211e" loext:opacity="100%" style:font-name="Calibri" fo:font-weight="normal" officeooo:rsid="004e365f" style:font-weight-asian="normal" style:font-weight-complex="normal" loext:padding="0cm" loext:border="none"/>
    </style:style>
    <style:style style:name="T39" style:family="text">
      <style:text-properties fo:color="#c9211e" loext:opacity="100%" style:font-name="Calibri" loext:padding="0cm" loext:border="none"/>
    </style:style>
    <style:style style:name="T40" style:family="text">
      <style:text-properties fo:color="#c9211e" loext:opacity="100%" style:font-name="Calibri" officeooo:rsid="005b34e3" loext:padding="0cm" loext:border="none"/>
    </style:style>
    <style:style style:name="T41" style:family="text">
      <style:text-properties fo:color="#c9211e" loext:opacity="100%" fo:font-weight="bold" style:font-weight-asian="bold" style:font-weight-complex="bold"/>
    </style:style>
    <style:style style:name="T42" style:family="text">
      <style:text-properties fo:color="#0000ff" loext:opacity="100%"/>
    </style:style>
    <style:style style:name="T43" style:family="text">
      <style:text-properties fo:color="#0000ff" loext:opacity="100%" style:font-name="Consolas" fo:font-size="7pt" fo:font-weight="normal"/>
    </style:style>
    <style:style style:name="T44" style:family="text">
      <style:text-properties fo:color="#0000ff" loext:opacity="100%" style:font-name="Calibri" loext:padding="0cm" loext:border="none"/>
    </style:style>
    <style:style style:name="T45" style:family="text">
      <style:text-properties fo:color="#0000ff" loext:opacity="100%" style:font-name="Calibri" fo:font-weight="bold" style:font-weight-asian="bold" style:font-weight-complex="bold" loext:padding="0cm" loext:border="none"/>
    </style:style>
    <style:style style:name="T46" style:family="text">
      <style:text-properties fo:color="#0000ff" loext:opacity="100%" style:font-name="Calibri" fo:font-weight="bold" officeooo:rsid="005b34e3" style:font-weight-asian="bold" style:font-weight-complex="bold" loext:padding="0cm" loext:border="none"/>
    </style:style>
    <style:style style:name="T47" style:family="text">
      <style:text-properties fo:color="#0000ff" loext:opacity="100%" style:font-name="Calibri" officeooo:rsid="005b34e3" loext:padding="0cm" loext:border="none"/>
    </style:style>
    <style:style style:name="T48" style:family="text">
      <style:text-properties fo:color="#0000ff" loext:opacity="100%" style:font-name="Calibri" fo:font-weight="normal" style:font-weight-asian="normal" style:font-weight-complex="normal" loext:padding="0cm" loext:border="none"/>
    </style:style>
    <style:style style:name="T49" style:family="text">
      <style:text-properties fo:color="#001080" loext:opacity="100%"/>
    </style:style>
    <style:style style:name="T50" style:family="text">
      <style:text-properties fo:color="#001080" loext:opacity="100%" style:font-name="Consolas" fo:font-size="7pt" fo:font-weight="normal"/>
    </style:style>
    <style:style style:name="T51" style:family="text">
      <style:text-properties fo:color="#001080" loext:opacity="100%" style:font-name="Consolas" fo:font-size="7pt" fo:font-weight="normal" fo:background-color="#ffffff" loext:char-shading-value="0"/>
    </style:style>
    <style:style style:name="T52" style:family="text">
      <style:text-properties fo:color="#001080" loext:opacity="100%" style:font-name="Consolas" fo:font-size="7pt" fo:font-weight="normal" officeooo:rsid="004b91bf" fo:background-color="#ffffff" loext:char-shading-value="0"/>
    </style:style>
    <style:style style:name="T53" style:family="text">
      <style:text-properties style:font-name="Consolas" fo:font-size="7pt" fo:font-weight="normal"/>
    </style:style>
    <style:style style:name="T54" style:family="text">
      <style:text-properties fo:color="#795e26" loext:opacity="100%"/>
    </style:style>
    <style:style style:name="T55" style:family="text">
      <style:text-properties fo:color="#795e26" loext:opacity="100%" style:font-name="Consolas" fo:font-size="7pt" fo:font-weight="normal"/>
    </style:style>
    <style:style style:name="T56" style:family="text">
      <style:text-properties fo:color="#795e26" loext:opacity="100%" style:font-name="Consolas" fo:font-size="7pt" fo:font-weight="normal" officeooo:rsid="004b91bf"/>
    </style:style>
    <style:style style:name="T57" style:family="text">
      <style:text-properties fo:color="#795e26" loext:opacity="100%" style:font-name="Consolas" fo:font-size="7pt" fo:font-weight="normal" officeooo:rsid="0059c88e"/>
    </style:style>
    <style:style style:name="T58" style:family="text">
      <style:text-properties fo:color="#795e26" loext:opacity="100%" style:font-name="Consolas" fo:font-size="7pt" fo:font-weight="bold" fo:background-color="#ffffff" loext:char-shading-value="0" style:font-weight-asian="bold" style:font-weight-complex="bold"/>
    </style:style>
    <style:style style:name="T59" style:family="text">
      <style:text-properties fo:color="#795e26" loext:opacity="100%" style:font-name="Consolas" fo:font-size="7pt" fo:font-weight="bold" officeooo:rsid="004b91bf" fo:background-color="#ffffff" loext:char-shading-value="0" style:font-weight-asian="bold" style:font-weight-complex="bold"/>
    </style:style>
    <style:style style:name="T60" style:family="text">
      <style:text-properties fo:color="#795e26" loext:opacity="100%" officeooo:rsid="004b91bf"/>
    </style:style>
    <style:style style:name="T61" style:family="text">
      <style:text-properties fo:color="#a31515" loext:opacity="100%"/>
    </style:style>
    <style:style style:name="T62" style:family="text">
      <style:text-properties fo:color="#a31515" loext:opacity="100%" style:font-name="Consolas" fo:font-size="7pt" fo:font-weight="normal"/>
    </style:style>
    <style:style style:name="T63" style:family="text">
      <style:text-properties fo:color="#a31515" loext:opacity="100%" style:font-name="Consolas" fo:font-size="7pt" fo:font-weight="normal" officeooo:rsid="004b91bf"/>
    </style:style>
    <style:style style:name="T64" style:family="text">
      <style:text-properties fo:color="#a31515" loext:opacity="100%" officeooo:rsid="004b91bf"/>
    </style:style>
    <style:style style:name="T65" style:family="text">
      <style:text-properties fo:color="#267f99" loext:opacity="100%"/>
    </style:style>
    <style:style style:name="T66" style:family="text">
      <style:text-properties fo:color="#267f99" loext:opacity="100%" style:font-name="Consolas" fo:font-size="7pt" fo:font-weight="normal" fo:background-color="#ffffff" loext:char-shading-value="0"/>
    </style:style>
    <style:style style:name="T67" style:family="text">
      <style:text-properties fo:color="#267f99" loext:opacity="100%" style:font-name="Consolas" fo:font-size="7pt" fo:font-weight="normal" officeooo:rsid="004b91bf" fo:background-color="#ffffff" loext:char-shading-value="0"/>
    </style:style>
    <style:style style:name="T68" style:family="text">
      <style:text-properties fo:color="#008000" loext:opacity="100%"/>
    </style:style>
    <style:style style:name="T69" style:family="text">
      <style:text-properties officeooo:rsid="0047461c"/>
    </style:style>
    <style:style style:name="T70" style:family="text">
      <style:text-properties officeooo:rsid="004b3ca6"/>
    </style:style>
    <style:style style:name="T71" style:family="text">
      <style:text-properties fo:color="#000000" loext:opacity="100%" style:font-name="Consolas" fo:font-size="7pt" fo:font-weight="normal" fo:background-color="#ffffff" loext:char-shading-value="0"/>
    </style:style>
    <style:style style:name="T72" style:family="text">
      <style:text-properties fo:color="#000000" loext:opacity="100%" style:font-name="Consolas" fo:font-size="7pt" fo:font-weight="normal" officeooo:rsid="004b91bf" fo:background-color="#ffffff" loext:char-shading-value="0"/>
    </style:style>
    <style:style style:name="T73" style:family="text">
      <style:text-properties officeooo:rsid="004b91bf"/>
    </style:style>
    <style:style style:name="T74" style:family="text">
      <style:text-properties officeooo:rsid="004bffe3"/>
    </style:style>
    <style:style style:name="T75" style:family="text">
      <style:text-properties officeooo:rsid="004dc78c"/>
    </style:style>
    <style:style style:name="T76" style:family="text">
      <style:text-properties officeooo:rsid="004dfd57"/>
    </style:style>
    <style:style style:name="T77" style:family="text">
      <style:text-properties fo:color="#2e8b57" loext:opacity="100%" style:font-name="Calibri" fo:font-weight="bold" style:font-weight-asian="bold" style:font-weight-complex="bold" loext:padding="0cm" loext:border="none"/>
    </style:style>
    <style:style style:name="T78" style:family="text">
      <style:text-properties fo:color="#2e8b57" loext:opacity="100%" style:font-name="Calibri" fo:font-weight="normal" style:font-weight-asian="normal" style:font-weight-complex="normal" loext:padding="0cm" loext:border="none"/>
    </style:style>
    <style:style style:name="T79" style:family="text">
      <style:text-properties fo:color="#2e8b57" loext:opacity="100%" style:font-name="Calibri" fo:font-weight="normal" officeooo:rsid="004e81a3" style:font-weight-asian="normal" style:font-weight-complex="normal" loext:padding="0cm" loext:border="none"/>
    </style:style>
    <style:style style:name="T80" style:family="text">
      <style:text-properties fo:color="#8b0000" loext:opacity="100%" style:font-name="Calibri"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officeooo:rsid="00556ff7"/>
    </style:style>
    <style:style style:name="T83" style:family="text">
      <style:text-properties fo:color="#ff8c00" loext:opacity="100%" style:font-name="Calibri" loext:padding="0cm" loext:border="none"/>
    </style:style>
    <style:style style:name="T84" style:family="text">
      <style:text-properties fo:color="#ff8c00" loext:opacity="100%" style:font-name="Calibri" officeooo:rsid="005b34e3" loext:padding="0cm" loext:border="none"/>
    </style:style>
    <style:style style:name="T85" style:family="text">
      <style:text-properties fo:color="#ff8c00" loext:opacity="100%" style:font-name="Calibri" fo:font-weight="bold" officeooo:rsid="005b34e3" style:font-weight-asian="bold" style:font-weight-complex="bold" loext:padding="0cm" loext:border="none"/>
    </style:style>
    <style:style style:name="T86" style:family="text">
      <style:text-properties fo:color="#ff8c00" loext:opacity="100%" style:font-name="Calibri" fo:font-weight="bold" style:font-weight-asian="bold" style:font-weight-complex="bold" loext:padding="0cm" loext:border="none"/>
    </style:style>
    <style:style style:name="T87" style:family="text">
      <style:text-properties fo:color="#ff8c00" loext:opacity="100%" style:font-name="Calibri" fo:font-weight="bold" officeooo:rsid="004e81a3" style:font-weight-asian="bold" style:font-weight-complex="bold" loext:padding="0cm" loext:border="none"/>
    </style:style>
    <style:style style:name="T88" style:family="text">
      <style:text-properties fo:color="#ff8c00" loext:opacity="100%" style:font-name="Calibri" officeooo:rsid="004e81a3" loext:padding="0cm" loext:border="none"/>
    </style:style>
    <style:style style:name="T89" style:family="text">
      <style:text-properties fo:color="#ff8c00" loext:opacity="100%" style:font-name="Calibri" fo:font-weight="normal" style:font-weight-asian="normal" style:font-weight-complex="normal" loext:padding="0cm" loext:border="none"/>
    </style:style>
    <style:style style:name="T90" style:family="text">
      <style:text-properties fo:color="#ff8c00" loext:opacity="100%" style:font-name="Calibri" fo:font-weight="normal" officeooo:rsid="004e81a3" style:font-weight-asian="normal" style:font-weight-complex="normal" loext:padding="0cm" loext:border="none"/>
    </style:style>
    <style:style style:name="T91" style:family="text">
      <style:text-properties fo:color="#ff8c00" loext:opacity="100%" style:font-name="Calibri" fo:font-weight="normal" officeooo:rsid="005b34e3" style:font-weight-asian="normal" style:font-weight-complex="normal" loext:padding="0cm" loext:border="none"/>
    </style:style>
    <style:style style:name="T92" style:family="text">
      <style:text-properties fo:color="#d2691e" loext:opacity="100%" style:font-name="Calibri" fo:font-weight="normal" style:font-weight-asian="normal" style:font-weight-complex="normal" loext:padding="0cm" loext:border="none"/>
    </style:style>
    <style:style style:name="T93" style:family="text">
      <style:text-properties fo:color="#d2691e" loext:opacity="100%" style:font-name="Calibri" fo:font-weight="normal" officeooo:rsid="004e81a3" style:font-weight-asian="normal" style:font-weight-complex="normal" loext:padding="0cm" loext:border="none"/>
    </style:style>
    <style:style style:name="T94" style:family="text">
      <style:text-properties fo:color="#d2691e" loext:opacity="100%" style:font-name="Calibri" fo:font-weight="normal" officeooo:rsid="005b34e3" style:font-weight-asian="normal" style:font-weight-complex="normal"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Ejercicio %1%." style:num-prefix="Ejercicio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text:span text:style-name="T7">T</text:span>ema <text:span text:style-name="T76">4</text:span> Objetos Nativos en Javascript</text:h>
      <text:h text:style-name="P48" text:outline-level="1"><text:span text:style-name="T7">Practica 0</text:span><text:span text:style-name="T8">4</text:span><text:span text:style-name="T7">-0</text:span><text:span text:style-name="T31">5</text:span><text:span text:style-name="T9"> </text:span><text:span text:style-name="T10">Objetos </text:span><text:span text:style-name="T31">ECMA2015 </text:span><text:span text:style-name="T74">o </text:span><text:span text:style-name="T75">ES6</text:span></text:h>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Nombre</text:p>
          </table:table-cell>
          <table:table-cell table:style-name="Tabla3.A1" office:value-type="string">
            <text:p text:style-name="P2"/>
          </table:table-cell>
          <table:table-cell table:style-name="Tabla3.A1" office:value-type="string">
            <text:p text:style-name="P1">Curso</text:p>
          </table:table-cell>
          <table:table-cell table:style-name="Tabla3.D1" office:value-type="string">
            <text:p text:style-name="P2"/>
          </table:table-cell>
        </table:table-row>
        <table:table-row table:style-name="Tabla3.1">
          <table:table-cell table:style-name="Tabla3.A2" office:value-type="string">
            <text:p text:style-name="P1">Apellidos</text:p>
          </table:table-cell>
          <table:table-cell table:style-name="Tabla3.A2" office:value-type="string">
            <text:p text:style-name="P2"/>
          </table:table-cell>
          <table:table-cell table:style-name="Tabla3.A2" office:value-type="string">
            <text:p text:style-name="P1">Fecha</text:p>
          </table:table-cell>
          <table:table-cell table:style-name="Tabla3.D2" office:value-type="string">
            <text:p text:style-name="P2"/>
          </table:table-cell>
        </table:table-row>
      </table:table>
      <text:p text:style-name="P18"/>
      <text:h text:style-name="Heading_20_2" text:outline-level="2">Clases</text:h>
      <text:p text:style-name="P29"><text:span text:style-name="T6">Las clases de javascript, introducidas en ECMAScript 2015, son una mejora sintáctica sobre la herencia basada en prototipos de JavaScript. La sintaxis de las clases </text:span><text:span text:style-name="Strong_20_Emphasis"><text:span text:style-name="T6">no</text:span></text:span><text:span text:style-name="T6"> introduce un nuevo modelo de herencia orientada a objetos en JavaScript. Las clases de JavaScript proveen una sintaxis mucho más clara y simple para crear objetos y lidiar con la herencia.</text:span></text:p>
      <text:p text:style-name="P37"/>
      <text:h text:style-name="Heading_20_3" text:outline-level="3"><text:span text:style-name="T15">D</text:span><text:span text:style-name="T13">efiniendo clases</text:span></text:h>
      <text:p text:style-name="P4">Las clases son "<text:span text:style-name="T17">funciones</text:span> especiales", como las <text:span text:style-name="T17">expresiones de funciones</text:span> y <text:span text:style-name="T17">declaraciones de funciones</text:span>, la sintaxis de una clase tiene dos componentes: <text:span text:style-name="T17">expresiones de clases</text:span> y <text:span text:style-name="T17">declaraciones de clases</text:span>.</text:p>
      <text:h text:style-name="Heading_20_3" text:outline-level="3"><text:bookmark text:name="declaración_de_clases"/>Declaración de clases</text:h>
      <text:p text:style-name="P13"><text:span text:style-name="T18">Una manera de definir una clase es mediante una </text:span><text:span text:style-name="Strong_20_Emphasis"><text:span text:style-name="T18">declaración de clase</text:span></text:span><text:span text:style-name="Emphasis"><text:span text:style-name="T18">.</text:span></text:span><text:span text:style-name="T18"> Para declarar una clase, se utiliza la palabra reservada </text:span><text:span text:style-name="Source_20_Text"><text:span text:style-name="T19">class</text:span></text:span><text:span text:style-name="T18"> y un nombre para la clase "Rectangulo".</text:span></text:p>
      <text:p text:style-name="P4"/>
      <text:p text:style-name="P12"><text:span text:style-name="Source_20_Text"><text:span text:style-name="T19">class Rectangulo {</text:span></text:span></text:p>
      <text:p text:style-name="P12"><text:span text:style-name="Source_20_Text"><text:span text:style-name="T19"><text:s text:c="2"/>constructor(alto, ancho) {</text:span></text:span></text:p>
      <text:p text:style-name="P12"><text:span text:style-name="Source_20_Text"><text:span text:style-name="T19"><text:s text:c="4"/>this.alto = alto;</text:span></text:span></text:p>
      <text:p text:style-name="P12"><text:span text:style-name="Source_20_Text"><text:span text:style-name="T19"><text:s text:c="4"/>this.ancho = ancho;</text:span></text:span></text:p>
      <text:p text:style-name="P12"><text:span text:style-name="Source_20_Text"><text:span text:style-name="T19"><text:s text:c="2"/>}</text:span></text:span></text:p>
      <text:p text:style-name="P12"><text:span text:style-name="Source_20_Text"><text:span text:style-name="T19">}</text:span></text:span></text:p>
      <text:h text:style-name="P6" text:outline-level="4"/>
      <text:h text:style-name="Heading_20_3" text:outline-level="3"><text:bookmark text:name="alojamiento"/>Alojamiento</text:h>
      <text:p text:style-name="P13"><text:span text:style-name="T18">Una importante diferencia entre las </text:span><text:span text:style-name="Strong_20_Emphasis"><text:span text:style-name="T18">declaraciones de funciones</text:span></text:span><text:span text:style-name="T18"> y las </text:span><text:span text:style-name="Strong_20_Emphasis"><text:span text:style-name="T18">declaraciones de clases</text:span></text:span><text:span text:style-name="T18"> es que las </text:span><text:span text:style-name="Strong_20_Emphasis"><text:span text:style-name="T18">declaraciones de funciones</text:span></text:span><text:span text:style-name="T18"> son alojadas y las </text:span><text:span text:style-name="Strong_20_Emphasis"><text:span text:style-name="T18">declaraciones de clases</text:span></text:span><text:span text:style-name="T18"> no lo son. </text:span><text:span text:style-name="T32">En primer lugar necesitas declarar tu clase y luego acceder a ella, de otro modo el ejemplo de código siguiente arrojará un </text:span><text:span text:style-name="Source_20_Text"><text:span text:style-name="T33">ReferenceError</text:span></text:span><text:span text:style-name="T32">:</text:span></text:p>
      <text:p text:style-name="P4"/>
      <text:p text:style-name="P12"><text:span text:style-name="Source_20_Text"><text:span text:style-name="T19">const p = new Rectangle(); // ReferenceError</text:span></text:span></text:p>
      <text:p text:style-name="P3"/>
      <text:p text:style-name="P12"><text:span text:style-name="Source_20_Text"><text:span text:style-name="T19">class Rectangle {}</text:span></text:span></text:p>
      <text:h text:style-name="P31" text:outline-level="3"/>
      <text:h text:style-name="P52" text:outline-level="3"><text:bookmark text:name="expresiones_de_clases"/>Expresiones de clases</text:h>
      <text:p text:style-name="P13"><text:span text:style-name="T18">Una </text:span><text:span text:style-name="Strong_20_Emphasis"><text:span text:style-name="T18">expresión de clase</text:span></text:span><text:span text:style-name="T18"> es otra manera de definir una clase. Las expresiones de clase pueden ser nombradas o anónimas. El nombre dado a la </text:span><text:span text:style-name="Strong_20_Emphasis"><text:span text:style-name="T18">expresión de clase</text:span></text:span><text:span text:style-name="T18"> nombrada es local dentro del cuerpo de la misma.</text:span></text:p>
      <text:p text:style-name="P4"/>
      <text:p text:style-name="P3">// Anonima</text:p>
      <text:p text:style-name="P3">let Rectangulo = class {</text:p>
      <text:p text:style-name="P3"><text:s text:c="2"/>constructor(alto, ancho) {</text:p>
      <text:p text:style-name="P3"><text:s text:c="4"/>this.alto = alto;</text:p>
      <text:p text:style-name="P3"><text:s text:c="4"/>this.ancho = ancho;</text:p>
      <text:p text:style-name="P3"><text:s text:c="2"/>}</text:p>
      <text:p text:style-name="P3">};</text:p>
      <text:p text:style-name="P3"/>
      <text:p text:style-name="P3">console.log(Rectangulo.name);</text:p>
      <text:p text:style-name="P3">// output: "Rectangulo"</text:p>
      <text:p text:style-name="P3"/>
      <text:p text:style-name="P3">// Nombrada</text:p>
      <text:p text:style-name="P3">let Rectangulo = class Rectangulo2 {</text:p>
      <text:p text:style-name="P3"><text:s text:c="2"/>constructor(alto, ancho) {</text:p>
      <text:p text:style-name="P3"><text:s text:c="4"/>this.alto = alto;</text:p>
      <text:p text:style-name="P3"><text:s text:c="4"/>this.ancho = ancho;</text:p>
      <text:p text:style-name="P3"><text:s text:c="2"/>}</text:p>
      <text:p text:style-name="P3">};</text:p>
      <text:p text:style-name="P3">console.log(Rectangulo.name);</text:p>
      <text:p text:style-name="P3">// output: "Rectangulo2"</text:p>
      <text:p text:style-name="P10"><text:span text:style-name="Strong_20_Emphasis"><text:span text:style-name="T18">Nota:</text:span></text:span><text:span text:style-name="T18"> Las </text:span><text:span text:style-name="Strong_20_Emphasis"><text:span text:style-name="T18">expresiones</text:span></text:span><text:span text:style-name="T18"> de clase están sujetas a las mismas restricciones de elevación que se describen en la sección </text:span><text:span text:style-name="T20">Class declarations</text:span><text:span text:style-name="T18">.</text:span></text:p>
      <text:h text:style-name="P34" text:outline-level="2"/>
      <text:h text:style-name="P34" text:outline-level="2"><text:bookmark text:name="cuerpo_de_la_clase_y_definición_de_métodos"/>Cuerpo de la clase y definición de métodos</text:h>
      <text:p text:style-name="P13"><text:span text:style-name="T18">El contenido de una </text:span><text:span text:style-name="Strong_20_Emphasis"><text:span text:style-name="T18">clase</text:span></text:span><text:span text:style-name="T18"> es la parte que se encuentra entre las llaves </text:span><text:span text:style-name="Source_20_Text"><text:span text:style-name="T19">{}</text:span></text:span><text:span text:style-name="T18">. Este es el lugar se definen los </text:span><text:span text:style-name="Strong_20_Emphasis"><text:span text:style-name="T18">miembros de clase,</text:span></text:span><text:span text:style-name="T18"> como los </text:span><text:span text:style-name="Strong_20_Emphasis"><text:span text:style-name="T18">métodos</text:span></text:span><text:span text:style-name="T18"> o </text:span><text:span text:style-name="Strong_20_Emphasis"><text:span text:style-name="T18">constructores.</text:span></text:span></text:p>
      <text:p text:style-name="P13"><text:span text:style-name="Strong_20_Emphasis"><text:span text:style-name="T18"/></text:span></text:p>
      <text:h text:style-name="P33" text:outline-level="3"><text:bookmark text:name="modo_estricto"/>Modo estricto</text:h>
      <text:p text:style-name="P13"><text:span text:style-name="T18">El cuerpo de las </text:span><text:span text:style-name="Emphasis"><text:span text:style-name="T18">declaraciones de clase</text:span></text:span><text:span text:style-name="T18"> y las </text:span><text:span text:style-name="Emphasis"><text:span text:style-name="T18">expresiones de clase</text:span></text:span><text:span text:style-name="T18"> son ejecutadas en </text:span><text:span text:style-name="T20">modo estricto.</text:span><text:span text:style-name="T18"> En otras palabras, el código escrito aquí está sujeto a una sintaxis más estricta para aumentar el rendimiento, se arrojarán algunos errores silenciosos y algunas palabras clave están reservadas para versiones futuras de ECMAScript.</text:span></text:p>
      <text:p text:style-name="P4"/>
      <text:h text:style-name="P33" text:outline-level="3"><text:bookmark text:name="constructor"/>Constructor</text:h>
      <text:p text:style-name="P13"><text:span text:style-name="T18">El método </text:span><text:span text:style-name="Source_20_Text"><text:span text:style-name="T21">constructor</text:span></text:span><text:span text:style-name="T18"> es un método especial para crear e inicializar un objeto creado con una </text:span><text:span text:style-name="Source_20_Text"><text:span text:style-name="T19">clase</text:span></text:span><text:span text:style-name="T18">. Solo puede haber un método especial con el nombre "constructor" en una clase. Si esta contiene mas de una ocurrencia del método </text:span><text:span text:style-name="Strong_20_Emphasis"><text:span text:style-name="Source_20_Text"><text:span text:style-name="T19">constructor</text:span></text:span></text:span><text:span text:style-name="T18">, se arrojará un </text:span><text:span text:style-name="Emphasis"><text:span text:style-name="T18">Error</text:span></text:span><text:span text:style-name="T18"> </text:span><text:span text:style-name="Source_20_Text"><text:span text:style-name="T21">SyntaxError</text:span></text:span></text:p>
      <text:p text:style-name="P13"><text:span text:style-name="T18">Un </text:span><text:span text:style-name="Strong_20_Emphasis"><text:span text:style-name="T18">constructor</text:span></text:span><text:span text:style-name="T18"> puede usar la </text:span><text:span text:style-name="Emphasis"><text:span text:style-name="T18">palabra reservada</text:span></text:span><text:span text:style-name="T18"> </text:span><text:span text:style-name="Strong_20_Emphasis"><text:span text:style-name="Source_20_Text"><text:span text:style-name="T39">super</text:span></text:span></text:span><text:span text:style-name="T18"> para llamar al </text:span><text:span text:style-name="Strong_20_Emphasis"><text:span text:style-name="T18">constructor</text:span></text:span><text:span text:style-name="T18"> de una </text:span><text:span text:style-name="Emphasis"><text:span text:style-name="T18">superclase</text:span></text:span></text:p>
      <text:p text:style-name="P13"><text:span text:style-name="Emphasis"><text:span text:style-name="T18"/></text:span></text:p>
      <text:h text:style-name="P33" text:outline-level="3"><text:bookmark text:name="métodos_prototipo"/><text:soft-page-break/>Métodos prototipo</text:h>
      <text:p text:style-name="P69"/>
      <text:p text:style-name="P58"><text:span text:style-name="T18"><text:s/>la </text:span><text:span text:style-name="Emphasis"><text:span text:style-name="T18">palabra reservada</text:span></text:span><text:span text:style-name="T18"> </text:span><text:span text:style-name="Source_20_Text"><text:span text:style-name="T35">get</text:span></text:span><text:span text:style-name="T18"> para llamar </text:span><text:span text:style-name="T29">al metodo de lectura de una propiedad</text:span></text:p>
      <text:p text:style-name="P58"><text:span text:style-name="T29"><text:s/>la </text:span><text:span text:style-name="Emphasis"><text:span text:style-name="T29">palabra reservada</text:span></text:span><text:span text:style-name="T29"> </text:span><text:span text:style-name="Source_20_Text"><text:span text:style-name="T36">set</text:span></text:span><text:span text:style-name="T29"> para llamar al metodo de escritura de una propiedad</text:span></text:p>
      <text:p text:style-name="P70"><text:span text:style-name="Emphasis"><text:span text:style-name="T18"/></text:span></text:p>
      <text:p text:style-name="P12"><text:span text:style-name="Source_20_Text"><text:span text:style-name="T19">class Rectangulo {</text:span></text:span></text:p>
      <text:p text:style-name="P12"><text:span text:style-name="Source_20_Text"><text:span text:style-name="T19"><text:s text:c="2"/>constructor (alto, ancho) {</text:span></text:span></text:p>
      <text:p text:style-name="P12"><text:span text:style-name="Source_20_Text"><text:span text:style-name="T19"><text:s text:c="4"/>this.alto = alto;</text:span></text:span></text:p>
      <text:p text:style-name="P12"><text:span text:style-name="Source_20_Text"><text:span text:style-name="T19"><text:s text:c="4"/>this.ancho = ancho;</text:span></text:span></text:p>
      <text:p text:style-name="P12"><text:span text:style-name="Source_20_Text"><text:span text:style-name="T19"><text:s text:c="2"/>}</text:span></text:span></text:p>
      <text:p text:style-name="P12"><text:span text:style-name="Source_20_Text"><text:span text:style-name="T19"><text:s text:c="2"/>// Getter</text:span></text:span></text:p>
      <text:p text:style-name="P12"><text:span text:style-name="Source_20_Text"><text:span text:style-name="T19"><text:s text:c="2"/></text:span></text:span><text:span text:style-name="Source_20_Text"><text:span text:style-name="T35">get</text:span></text:span><text:span text:style-name="Source_20_Text"><text:span text:style-name="T19"> area() {</text:span></text:span></text:p>
      <text:p text:style-name="P12"><text:span text:style-name="Source_20_Text"><text:span text:style-name="T19"><text:s text:c="5"/>return this.calcArea();</text:span></text:span></text:p>
      <text:p text:style-name="P12"><text:span text:style-name="Source_20_Text"><text:span text:style-name="T19"><text:s text:c="3"/>}</text:span></text:span></text:p>
      <text:p text:style-name="P57"><text:span text:style-name="Source_20_Text"><text:span text:style-name="T19"><text:s text:c="2"/>// </text:span></text:span><text:span text:style-name="Source_20_Text"><text:span text:style-name="T30">S</text:span></text:span><text:span text:style-name="Source_20_Text"><text:span text:style-name="T19">etter</text:span></text:span></text:p>
      <text:p text:style-name="P57"><text:span text:style-name="Source_20_Text"><text:span text:style-name="T19"><text:s text:c="2"/></text:span></text:span><text:span text:style-name="Source_20_Text"><text:span text:style-name="T35">set</text:span></text:span><text:span text:style-name="Source_20_Text"><text:span text:style-name="T19"> area(value) {<text:line-break/><text:tab/> this.height = this.width = Math.sqrt(value); <text:line-break/>} </text:span></text:span></text:p>
      <text:p text:style-name="P12"><text:span text:style-name="Source_20_Text"><text:span text:style-name="T19"/></text:span></text:p>
      <text:p text:style-name="P12"><text:span text:style-name="Source_20_Text"><text:span text:style-name="T19"><text:s text:c="2"/>// Método</text:span></text:span></text:p>
      <text:p text:style-name="P12"><text:span text:style-name="Source_20_Text"><text:span text:style-name="T19"><text:s text:c="2"/>calcArea () {</text:span></text:span></text:p>
      <text:p text:style-name="P12"><text:span text:style-name="Source_20_Text"><text:span text:style-name="T19"><text:s text:c="4"/>return this.alto * this.ancho;</text:span></text:span></text:p>
      <text:p text:style-name="P12"><text:span text:style-name="Source_20_Text"><text:span text:style-name="T19"><text:s text:c="2"/>}</text:span></text:span></text:p>
      <text:p text:style-name="P12"><text:span text:style-name="Source_20_Text"><text:span text:style-name="T19">}</text:span></text:span></text:p>
      <text:p text:style-name="P12"><text:span text:style-name="Source_20_Text"><text:span text:style-name="T19">const cuadrado = new Rectangulo(10, 10);</text:span></text:span></text:p>
      <text:p text:style-name="P57"><text:span text:style-name="Source_20_Text"><text:span text:style-name="T19">console.log(cuadrado.area); // </text:span></text:span><text:span text:style-name="Source_20_Text"><text:span text:style-name="T30">100<text:line-break/></text:span></text:span></text:p>
      <text:p text:style-name="P57"><text:span text:style-name="Source_20_Text"><text:span text:style-name="T19">cuadrado.area</text:span></text:span><text:span text:style-name="Source_20_Text"><text:span text:style-name="T30">=27 </text:span></text:span></text:p>
      <text:p text:style-name="P12"><text:span text:style-name="Source_20_Text"><text:span text:style-name="T19">console.log(cuadrado.area); // </text:span></text:span><text:span text:style-name="Source_20_Text"><text:span text:style-name="T30">27</text:span></text:span></text:p>
      <text:h text:style-name="P31" text:outline-level="3"/>
      <text:h text:style-name="P31" text:outline-level="3"><text:bookmark text:name="métodos_estáticos"/>Métodos estáticos</text:h>
      <text:p text:style-name="P13"><text:span text:style-name="T18">La </text:span><text:span text:style-name="Emphasis"><text:span text:style-name="T18">palabra clave</text:span></text:span><text:span text:style-name="T18"> </text:span><text:span text:style-name="Source_20_Text"><text:span text:style-name="T21">static</text:span></text:span><text:span text:style-name="T18"> define un método estático para una clase. Los métodos estáticos son llamados sin instanciar su clase y </text:span><text:span text:style-name="Strong_20_Emphasis"><text:span text:style-name="T18">no</text:span></text:span><text:span text:style-name="T18"> pueden ser llamados mediante una instancia de clase. Los métodos estáticos son a menudo usados para crear funciones de utilidad para una aplicación.</text:span></text:p>
      <text:p text:style-name="P12"><text:span text:style-name="Source_20_Text"><text:span text:style-name="T19">class Punto {</text:span></text:span></text:p>
      <text:p text:style-name="P12"><text:span text:style-name="Source_20_Text"><text:span text:style-name="T19"><text:s text:c="2"/>constructor ( x , y ){</text:span></text:span></text:p>
      <text:p text:style-name="P12"><text:span text:style-name="Source_20_Text"><text:span text:style-name="T19"><text:s text:c="4"/>this.x = x;</text:span></text:span></text:p>
      <text:p text:style-name="P12"><text:span text:style-name="Source_20_Text"><text:span text:style-name="T19"><text:s text:c="4"/>this.y = y;</text:span></text:span></text:p>
      <text:p text:style-name="P12"><text:span text:style-name="Source_20_Text"><text:span text:style-name="T19"><text:s text:c="2"/>}</text:span></text:span></text:p>
      <text:p text:style-name="P3"/>
      <text:p text:style-name="P12"><text:span text:style-name="Source_20_Text"><text:span text:style-name="T19"><text:s text:c="2"/></text:span></text:span><text:span text:style-name="Source_20_Text"><text:span text:style-name="T35">static</text:span></text:span><text:span text:style-name="Source_20_Text"><text:span text:style-name="T19"> distancia ( a , b) {</text:span></text:span></text:p>
      <text:p text:style-name="P12"><text:span text:style-name="Source_20_Text"><text:span text:style-name="T19"><text:s text:c="4"/>const dx = a.x - b.x;</text:span></text:span></text:p>
      <text:p text:style-name="P12"><text:span text:style-name="Source_20_Text"><text:span text:style-name="T19"><text:s text:c="4"/>const dy = a.y - b.y;</text:span></text:span></text:p>
      <text:p text:style-name="P3"/>
      <text:p text:style-name="P12"><text:span text:style-name="Source_20_Text"><text:span text:style-name="T19"><text:s text:c="4"/>return Math.sqrt ( dx * dx + dy * dy );</text:span></text:span></text:p>
      <text:p text:style-name="P12"><text:span text:style-name="Source_20_Text"><text:span text:style-name="T19"><text:s text:c="2"/>}</text:span></text:span></text:p>
      <text:p text:style-name="P12"><text:span text:style-name="Source_20_Text"><text:span text:style-name="T19">}</text:span></text:span></text:p>
      <text:p text:style-name="P3"/>
      <text:p text:style-name="P12"><text:span text:style-name="Source_20_Text"><text:span text:style-name="T19">const p1 = new Punto(5, 5);</text:span></text:span></text:p>
      <text:p text:style-name="P12"><text:span text:style-name="Source_20_Text"><text:span text:style-name="T19">const p2 = new Punto(10, 10);</text:span></text:span></text:p>
      <text:p text:style-name="P3"/>
      <text:p text:style-name="P12"><text:span text:style-name="Source_20_Text"><text:span text:style-name="T19">console.log (Punto.distancia(p1, p2)); // 7.0710678118654755</text:span></text:span></text:p>
      <text:h text:style-name="P31" text:outline-level="3"><text:soft-page-break/></text:h>
      <text:h text:style-name="P31" text:outline-level="3"><text:bookmark text:name="boxing_con_prototipos_y_métodos_estáticos"/>"Boxing" con prototipos y métodos estáticos</text:h>
      <text:p text:style-name="P38"><text:span text:style-name="T18">Cuando un método estático o método del prototipo es llamado sin un valor para "this" (o con "this" como booleano, cadena, número, undefined o null), entonces el valor de "this" será </text:span><text:span text:style-name="Strong_20_Emphasis"><text:span text:style-name="T18">undefined</text:span></text:span><text:span text:style-name="T18"> dentro de la funciona llamada.</text:span></text:p>
      <text:p text:style-name="P38"><text:span text:style-name="Emphasis"><text:span text:style-name="T18"/></text:span></text:p>
      <text:p text:style-name="P38"><text:span text:style-name="Emphasis"><text:span text:style-name="T18">Autoboxing</text:span></text:span><text:span text:style-name="T18"> no ocurrirá. El comportamiento será igual inclusive si se escribe el código en modo no estricto. </text:span><text:span text:style-name="T23">(NO PODEMOS SACAR LOS METODOS DEL CONTEXTO DEL OBJETO )</text:span></text:p>
      <text:p text:style-name="P4"/>
      <text:p text:style-name="P3">class Animal {</text:p>
      <text:p text:style-name="P3"><text:s text:c="2"/>hablar() { <text:s text:c="3"/>return this; <text:s text:c="2"/>}</text:p>
      <text:p text:style-name="P3"><text:s text:c="2"/>static comer() { <text:s text:c="3"/>return this; <text:s/>}</text:p>
      <text:p text:style-name="P3">}</text:p>
      <text:p text:style-name="P3"/>
      <text:p text:style-name="P3">let obj = new Animal();</text:p>
      <text:p text:style-name="P3">obj.hablar(); // Animal {}</text:p>
      <text:p text:style-name="P14">let hablar = obj.hablar;</text:p>
      <text:p text:style-name="P3">hablar(); // undefined</text:p>
      <text:p text:style-name="P3"/>
      <text:p text:style-name="P3">Animal.comer() // class Animal</text:p>
      <text:p text:style-name="P14">let comer = Animal.comer;</text:p>
      <text:p text:style-name="P3">comer(); // undefined</text:p>
      <text:p text:style-name="P4"/>
      <text:p text:style-name="P4">Si se escribe el código del cuadro superior usando clases función tradicionales, entonces autoboxing ocurrirara porque tomará valor de "this" sobre la función que es llamada.</text:p>
      <text:p text:style-name="P4"/>
      <text:p text:style-name="P3">function Animal() { }</text:p>
      <text:p text:style-name="P3"/>
      <text:p text:style-name="P3">Animal.prototype.hablar = function(){ <text:s/>return this; }</text:p>
      <text:p text:style-name="P3">Animal.comer = function() { <text:s text:c="2"/>return this; <text:s text:c="2"/>}</text:p>
      <text:p text:style-name="P3"/>
      <text:p text:style-name="P3">let obj = new Animal();</text:p>
      <text:p text:style-name="P3">let hablar = obj.hablar;</text:p>
      <text:p text:style-name="P3">hablar(); // global object</text:p>
      <text:p text:style-name="P3"/>
      <text:p text:style-name="P3">let hablar = Animal.hablar;</text:p>
      <text:p text:style-name="P3">hablar(); // global object</text:p>
      <text:h text:style-name="P11" text:outline-level="2"><text:span text:style-name="T13"><text:line-break/>Subclases con </text:span><text:span text:style-name="Source_20_Text"><text:span text:style-name="T14">extends</text:span></text:span></text:h>
      <text:p text:style-name="P13"><text:span text:style-name="T18">La palabra clave </text:span><text:span text:style-name="Source_20_Text"><text:span text:style-name="T21">extends</text:span></text:span><text:span text:style-name="T18"> es usada en </text:span><text:span text:style-name="Emphasis"><text:span text:style-name="T18">declaraciones de clase</text:span></text:span><text:span text:style-name="T18"> o </text:span><text:span text:style-name="Emphasis"><text:span text:style-name="T18">expresiones de clase</text:span></text:span><text:span text:style-name="T18"> para crear una clase hija.</text:span></text:p>
      <text:p text:style-name="P4"/>
      <text:p text:style-name="P12"><text:span text:style-name="Source_20_Text"><text:span text:style-name="T19">class Animal {</text:span></text:span></text:p>
      <text:p text:style-name="P12"><text:span text:style-name="Source_20_Text"><text:span text:style-name="T19"><text:s text:c="2"/>constructor(nombre) { <text:s text:c="3"/>this.nombre = nombre; <text:s text:c="2"/>}</text:span></text:span></text:p>
      <text:p text:style-name="P12"><text:span text:style-name="Source_20_Text"><text:span text:style-name="T19"><text:s text:c="2"/>hablar() { <text:s text:c="4"/>console.log(this.nombre + ' hace un ruido.'); <text:s text:c="2"/>}</text:span></text:span></text:p>
      <text:p text:style-name="P12"><text:span text:style-name="Source_20_Text"><text:span text:style-name="T19">}</text:span></text:span></text:p>
      <text:p text:style-name="P12"><text:span text:style-name="Source_20_Text"><text:span text:style-name="T19"/></text:span></text:p>
      <text:p text:style-name="P12"><text:span text:style-name="Source_20_Text"><text:span text:style-name="T19">class Perro extends Animal { <text:s text:c="2"/>hablar() { <text:s text:c="3"/>console.log(this.nombre + ' ladra.'); <text:s text:c="2"/>} <text:s text:c="3"/>}</text:span></text:span></text:p>
      <text:p text:style-name="P5"><text:soft-page-break/><text:line-break/>También se pueden extender las clases tradicionales basadas en funciones:</text:p>
      <text:p text:style-name="P12"><text:span text:style-name="Source_20_Text"><text:span text:style-name="T35">function</text:span></text:span><text:span text:style-name="Source_20_Text"><text:span text:style-name="T37"> Animal (nombre) {</text:span></text:span></text:p>
      <text:p text:style-name="P41"><text:span text:style-name="Source_20_Text"><text:span text:style-name="T37"><text:s text:c="2"/></text:span></text:span><text:span text:style-name="Source_20_Text"><text:span text:style-name="T35">this</text:span></text:span><text:span text:style-name="Source_20_Text"><text:span text:style-name="T37">.nombre = nombre; </text:span></text:span></text:p>
      <text:p text:style-name="P41"><text:span text:style-name="Source_20_Text"><text:span text:style-name="T37">} <text:s/>// </text:span></text:span><text:span text:style-name="Source_20_Text"><text:span text:style-name="T38">Objeto Tradicional </text:span></text:span></text:p>
      <text:p text:style-name="P12"><text:span text:style-name="Source_20_Text"><text:span text:style-name="T25"/></text:span></text:p>
      <text:p text:style-name="P12"><text:span text:style-name="Source_20_Text"><text:span text:style-name="T78">Animal.</text:span></text:span><text:span text:style-name="Source_20_Text"><text:span text:style-name="T77">prototype</text:span></text:span><text:span text:style-name="Source_20_Text"><text:span text:style-name="T78">.hablar = </text:span></text:span><text:span text:style-name="Source_20_Text"><text:span text:style-name="T77">function</text:span></text:span><text:span text:style-name="Source_20_Text"><text:span text:style-name="T78"> () {</text:span></text:span></text:p>
      <text:p text:style-name="P12"><text:span text:style-name="Source_20_Text"><text:span text:style-name="T78"><text:s text:c="2"/>console.log(</text:span></text:span><text:span text:style-name="Source_20_Text"><text:span text:style-name="T77">this</text:span></text:span><text:span text:style-name="Source_20_Text"><text:span text:style-name="T78">.nombre + 'hace un ruido.');</text:span></text:span></text:p>
      <text:p text:style-name="P41"><text:span text:style-name="Source_20_Text"><text:span text:style-name="T78">} // <text:s/></text:span></text:span><text:span text:style-name="Source_20_Text"><text:span text:style-name="T79">añadimos la funcion hablar dinamicamente con <text:s/>prototype</text:span></text:span></text:p>
      <text:p text:style-name="P3"/>
      <text:p text:style-name="P12"><text:span text:style-name="Source_20_Text"><text:span text:style-name="T45">class</text:span></text:span><text:span text:style-name="Source_20_Text"><text:span text:style-name="T44"> Perro </text:span></text:span><text:span text:style-name="Source_20_Text"><text:span text:style-name="T45">extends</text:span></text:span><text:span text:style-name="Source_20_Text"><text:span text:style-name="T44"> Animal {</text:span></text:span></text:p>
      <text:p text:style-name="P57"><text:span text:style-name="Source_20_Text"><text:span text:style-name="T44"><text:s text:c="2"/></text:span></text:span><text:span text:style-name="Source_20_Text"><text:span text:style-name="T83"><text:s/></text:span></text:span><text:span text:style-name="Source_20_Text"><text:span text:style-name="T84">constructor(nombre) { <text:line-break/><text:tab/></text:span></text:span><text:span text:style-name="Source_20_Text"><text:span text:style-name="T85">super</text:span></text:span><text:span text:style-name="Source_20_Text"><text:span text:style-name="T84">(nombre)<text:line-break/> <text:s text:c="3"/>}</text:span></text:span></text:p>
      <text:p text:style-name="P57"><text:span text:style-name="Source_20_Text"><text:span text:style-name="T47"><text:s/></text:span></text:span><text:span text:style-name="Source_20_Text"><text:span text:style-name="T44"><text:s text:c="2"/>hablar() {</text:span></text:span></text:p>
      <text:p text:style-name="P12"><text:span text:style-name="Source_20_Text"><text:span text:style-name="T44"><text:s text:c="4"/></text:span></text:span><text:span text:style-name="Source_20_Text"><text:span text:style-name="T45">super</text:span></text:span><text:span text:style-name="Source_20_Text"><text:span text:style-name="T44">.hablar();</text:span></text:span></text:p>
      <text:p text:style-name="P12"><text:span text:style-name="Source_20_Text"><text:span text:style-name="T44"><text:s text:c="4"/>console.log(this.nombre + ' ladra.');</text:span></text:span></text:p>
      <text:p text:style-name="P12"><text:span text:style-name="Source_20_Text"><text:span text:style-name="T44"><text:s text:c="2"/>}</text:span></text:span></text:p>
      <text:p text:style-name="P12"><text:span text:style-name="Source_20_Text"><text:span text:style-name="T44">}</text:span></text:span></text:p>
      <text:p text:style-name="P3"/>
      <text:p text:style-name="P41"><text:span text:style-name="Source_20_Text"><text:span text:style-name="T92">var p</text:span></text:span><text:span text:style-name="Source_20_Text"><text:span text:style-name="T93">1</text:span></text:span><text:span text:style-name="Source_20_Text"><text:span text:style-name="T92"> = new Animal('Mitzie');</text:span></text:span></text:p>
      <text:p text:style-name="P12"><text:span text:style-name="Source_20_Text"><text:span text:style-name="T92">var p = new Perro('Mitzie');</text:span></text:span></text:p>
      <text:p text:style-name="P57"><text:span text:style-name="Source_20_Text"><text:span text:style-name="T92">p</text:span></text:span><text:span text:style-name="Source_20_Text"><text:span text:style-name="T94">1</text:span></text:span><text:span text:style-name="Source_20_Text"><text:span text:style-name="T92">.hablar(); <text:s text:c="3"/>// <text:s/>Mitzie hace un ruido</text:span></text:span></text:p>
      <text:p text:style-name="P57"><text:span text:style-name="Source_20_Text"><text:span text:style-name="T92">p.hablar(); <text:s/>// <text:s/>Mitzie hace un ruido . <text:s/>Mitzie <text:s/>ladra</text:span></text:span></text:p>
      <text:p text:style-name="P57"><text:span text:style-name="Source_20_Text"><text:span text:style-name="T92"/></text:span></text:p>
      <text:p text:style-name="P5"/>
      <text:p text:style-name="P9"><text:span text:style-name="T18">Fijarse que las clases no pueden extender objectos regulares (literales). Si se quiere heredar de un objecto regular, se debe user </text:span><text:span text:style-name="Source_20_Text"><text:span text:style-name="T21">Object.setPrototypeOf(</text:span></text:span><text:span text:style-name="Source_20_Text"><text:span text:style-name="T22">hijo.prototype, padre</text:span></text:span><text:span text:style-name="Source_20_Text"><text:span text:style-name="T21">)</text:span></text:span><text:span text:style-name="T18">::</text:span></text:p>
      <text:p text:style-name="P5"/>
      <text:p text:style-name="P42">var Animal = {</text:p>
      <text:p text:style-name="P42"><text:s text:c="2"/>hablar() { <text:s text:c="4"/>console.log(this.nombre + ' hace ruido.'); <text:s text:c="2"/>},</text:p>
      <text:p text:style-name="P42"><text:s text:c="2"/>comer() { <text:s text:c="3"/>console.log(this.nombre + ' se alimenta.'); <text:s/>}</text:p>
      <text:p text:style-name="P42">};</text:p>
      <text:p text:style-name="P3"/>
      <text:p text:style-name="P43">class Perro { <text:s text:c="2"/><text:tab/>constructor(nombre) { <text:s text:c="4"/>this.nombre = nombre; <text:s text:c="2"/>}</text:p>
      <text:p text:style-name="P43"><text:tab/><text:tab/> hablar() { <text:s text:c="4"/>console.log(this.nombre + ' ladra.'); <text:s text:c="2"/>}</text:p>
      <text:p text:style-name="P43">}</text:p>
      <text:p text:style-name="P3"/>
      <text:p text:style-name="P44">// Solo adjunta los métodos aún no definidos</text:p>
      <text:p text:style-name="P44">Object.setPrototypeOf(Perro.prototype, Animal);</text:p>
      <text:p text:style-name="P44"/>
      <text:p text:style-name="P44">var d = new Perro('Mitzie');</text:p>
      <text:p text:style-name="P44">d.hablar(); // Mitzie ladra.</text:p>
      <text:p text:style-name="P45">d.comer(); // Mitzie se alimenta.</text:p>
      <text:h text:style-name="P36" text:outline-level="2"/>
      <text:h text:style-name="P49" text:outline-level="2"><text:span text:style-name="T12"/></text:h>
      <text:h text:style-name="P50" text:outline-level="2"><text:span text:style-name="T12">E</text:span><text:span text:style-name="T11">species</text:span></text:h>
      <text:p text:style-name="P13"><text:span text:style-name="T18">Quizás se quiera devolver objetos </text:span><text:span text:style-name="Source_20_Text"><text:span text:style-name="T21">Array</text:span></text:span><text:span text:style-name="T18"> derivados de la clase array MyArray. </text:span><text:span text:style-name="T80">El patron </text:span><text:span text:style-name="Emphasis"><text:span text:style-name="T80">species</text:span></text:span><text:span text:style-name="T80"> permite sobreescribir constructores por defecto.</text:span></text:p>
      <text:p text:style-name="P4"/>
      <text:p text:style-name="P13"><text:span text:style-name="T18">Por ejemplo, cuando se usan metodos del tipo </text:span><text:span text:style-name="Source_20_Text"><text:span text:style-name="T21">map()</text:span></text:span><text:span text:style-name="T18"> que devuelven el constructor por defecto, se quiere que esos métodos devuelvan un objeto padre Array, en vez de MyArray. El símbolo </text:span><text:span text:style-name="Source_20_Text"><text:span text:style-name="T34">Symbol.species</text:span></text:span><text:span text:style-name="T18"> permite hacer:</text:span></text:p>
      <text:p text:style-name="P4"/>
      <text:p text:style-name="P12"><text:span text:style-name="Source_20_Text"><text:span text:style-name="T19">class MyArray extends Array {</text:span></text:span></text:p>
      <text:p text:style-name="P12"><text:span text:style-name="Source_20_Text"><text:span text:style-name="T19"><text:s text:c="2"/>// Sobreescribe species sobre el constructor padre Array</text:span></text:span></text:p>
      <text:p text:style-name="P12"><text:span text:style-name="Source_20_Text"><text:span text:style-name="T19"><text:s text:c="2"/>static get [Symbol.species]() { return Array; }</text:span></text:span></text:p>
      <text:p text:style-name="P12"><text:span text:style-name="Source_20_Text"><text:span text:style-name="T19">}</text:span></text:span></text:p>
      <text:p text:style-name="P3"/>
      <text:p text:style-name="P12"><text:span text:style-name="Source_20_Text"><text:span text:style-name="T19">var a = new MyArray(1,2,3);</text:span></text:span></text:p>
      <text:p text:style-name="P12"><text:span text:style-name="Source_20_Text"><text:span text:style-name="T19">var mapped = a.map(x =&gt; x * x);</text:span></text:span></text:p>
      <text:p text:style-name="P3"/>
      <text:p text:style-name="P12"><text:span text:style-name="Source_20_Text"><text:span text:style-name="T19">console.log(mapped instanceof MyArray); // false</text:span></text:span></text:p>
      <text:p text:style-name="P12"><text:span text:style-name="Source_20_Text"><text:span text:style-name="T19">console.log(mapped instanceof Array); <text:s text:c="2"/>// true</text:span></text:span></text:p>
      <text:h text:style-name="P32" text:outline-level="2"/>
      <text:h text:style-name="P8" text:outline-level="2"><text:span text:style-name="T16">L</text:span><text:span text:style-name="T13">lamadas a súperclases con </text:span><text:span text:style-name="Source_20_Text"><text:span text:style-name="T14">super</text:span></text:span></text:h>
      <text:p text:style-name="P13"><text:span text:style-name="T18">La palabra clave </text:span><text:span text:style-name="Source_20_Text"><text:span text:style-name="T21">super</text:span></text:span><text:span text:style-name="T18"> es usada para llamar funciones del objeto padre.</text:span></text:p>
      <text:p text:style-name="P13"><text:span text:style-name="T18"/></text:p>
      <text:p text:style-name="P3">class Gato {</text:p>
      <text:p text:style-name="P3"><text:s text:c="2"/>constructor(nombre) {</text:p>
      <text:p text:style-name="P3"><text:s text:c="4"/>this.nombre = nombre;</text:p>
      <text:p text:style-name="P3"><text:s text:c="2"/>}</text:p>
      <text:p text:style-name="P3"/>
      <text:p text:style-name="P3"><text:s text:c="2"/>hablar() { <text:s text:c="3"/>console.log(this.nombre + ' hace <text:span text:style-name="T70">maullaaaaa</text:span>.'); <text:s text:c="2"/>}</text:p>
      <text:p text:style-name="P3">}</text:p>
      <text:p text:style-name="P3"/>
      <text:p text:style-name="P3">class Leon extends Gato {</text:p>
      <text:p text:style-name="P56"/>
      <text:p text:style-name="P3"><text:s text:c="2"/>hablar() {</text:p>
      <text:p text:style-name="P3"><text:s text:c="4"/>super.hablar();</text:p>
      <text:p text:style-name="P3"><text:s text:c="4"/>console.log(this.nombre + ' <text:span text:style-name="T70">rugeeeee</text:span>.');</text:p>
      <text:p text:style-name="P3"><text:s text:c="2"/>}</text:p>
      <text:p text:style-name="P3">}</text:p>
      <text:h text:style-name="P34" text:outline-level="2"/>
      <text:h text:style-name="P34" text:outline-level="2"/>
      <text:h text:style-name="P35" text:outline-level="2"><text:bookmark text:name="mix-ins"/>Mix-ins</text:h>
      <text:p text:style-name="P30"><text:span text:style-name="T18">Subclases abstractas or </text:span><text:span text:style-name="Emphasis"><text:span text:style-name="T18">mix-ins</text:span></text:span><text:span text:style-name="T18"> son plantillas de clases. Una clase ECMAScript solo puede tener una clase padre, con lo cual la herencia multiple no es posible. </text:span></text:p>
      <text:p text:style-name="P7"/>
      <text:p text:style-name="P46"><text:span text:style-name="T81"/></text:p>
      <text:p text:style-name="P46"><text:span text:style-name="T81">Mixin</text:span> – <text:span text:style-name="T82">en </text:span>programación orientado a objetos <text:span text:style-name="T82">es </text:span><text:s/><text:line-break/><text:span text:style-name="T41">una clase que contiene métodos para otras clases.</text:span></text:p>
      <text:p text:style-name="P46"><text:span text:style-name="T41"/></text:p>
      <text:p text:style-name="P30"/>
      <text:p text:style-name="P30">Algunos lenguajes permiten la herencia múltiple. JavaScript no admite la herencia múltiple, pero los mixins se pueden implementar copiando métodos en el prototipo.</text:p>
      <text:p text:style-name="P30"/>
      <text:p text:style-name="P30">Podemos usar mixins como una forma de expandir una clase agregando múltiples comportamientos, como el manejo de eventos que hemos visto anteriormente.</text:p>
      <text:p text:style-name="P30"/>
      <text:p text:style-name="P30">Los mixins pueden convertirse en un punto de conflicto si sobrescriben accidentalmente los métodos de clase existentes. Por lo tanto, generalmente debes planificar correctamente la definición de métodos de un mixin, para minimizar la probabilidad de que suceda.</text:p>
      <text:p text:style-name="P40"/>
      <text:p text:style-name="P15"><text:span text:style-name="T73">Los </text:span>mixins <text:span text:style-name="T73">son un conjunto de funciones separados por comas y acotadas con { } <text:s/>al asignarlas les pones un nombre que podemos asignar a un objeto para que pueda hacer uso de las funciones que incluye. <text:s/></text:span></text:p>
      <text:p text:style-name="P23"><text:span text:style-name="T42"><text:tab/>let</text:span> <text:span text:style-name="T73">Ejemplode</text:span><text:span text:style-name="T49">Mixin</text:span> = { <text:span text:style-name="T73">funcion1() {} , funcion2() {} , funcion3() {} }</text:span></text:p>
      <text:p text:style-name="P24"><text:tab/>Class ObjetoQueTomaLasFuncionesDelMixin { }</text:p>
      <text:p text:style-name="P24"/>
      <text:p text:style-name="P16">Se asignan a un objeto con las siguiente sintasix <text:s/></text:p>
      <text:p text:style-name="P40"><text:span text:style-name="T67">Object</text:span><text:span text:style-name="T72">.</text:span><text:span text:style-name="T59">assign</text:span><text:span text:style-name="T72">(ObjetoQueTomaLasFuncionesDelMixin</text:span><text:span text:style-name="T52">.prototype</text:span><text:span text:style-name="T72">, Ejemplode</text:span><text:span text:style-name="T52">Mixin</text:span><text:span text:style-name="T72">);</text:span></text:p>
      <text:p text:style-name="P20"/>
      <text:p text:style-name="P19">// mixin</text:p>
      <text:p text:style-name="P21"><text:span text:style-name="T42">let</text:span> <text:span text:style-name="T49">sayHiMixin</text:span> = {</text:p>
      <text:p text:style-name="P25">  <text:span text:style-name="T55">sayHi</text:span><text:span text:style-name="T53">() { <text:s/></text:span></text:p>
      <text:p text:style-name="P25">    <text:span text:style-name="T55">alert</text:span><text:span text:style-name="T53">(</text:span><text:span text:style-name="T62">`Hola </text:span><text:span text:style-name="T43">${this</text:span><text:span text:style-name="T53">.</text:span><text:span text:style-name="T50">name</text:span><text:span text:style-name="T43">}</text:span><text:span text:style-name="T62">`</text:span><text:span text:style-name="T53">);</text:span></text:p>
      <text:p text:style-name="P26"><text:span text:style-name="T53">   </text:span><text:span text:style-name="T55">alert</text:span><text:span text:style-name="T53">('</text:span><text:span text:style-name="T62">Hola '</text:span><text:span text:style-name="T63">+</text:span><text:span text:style-name="T43">this</text:span><text:span text:style-name="T53">.</text:span><text:span text:style-name="T50">name</text:span><text:span text:style-name="T53">);</text:span></text:p>
      <text:p text:style-name="P25">  <text:span text:style-name="T53">} , </text:span></text:p>
      <text:p text:style-name="P25">  <text:span text:style-name="T55">sayBye</text:span><text:span text:style-name="T53">() { </text:span></text:p>
      <text:p text:style-name="P25">    <text:span text:style-name="T55">alert</text:span><text:span text:style-name="T53">(</text:span><text:span text:style-name="T62">`Adiós </text:span><text:span text:style-name="T43">${this</text:span><text:span text:style-name="T53">.</text:span><text:span text:style-name="T50">name</text:span><text:span text:style-name="T43">}</text:span><text:span text:style-name="T62">`</text:span><text:span text:style-name="T53">);</text:span></text:p>
      <text:p text:style-name="P25">  <text:span text:style-name="T53">}</text:span></text:p>
      <text:p text:style-name="P22">, </text:p>
      <text:p text:style-name="P26">  <text:span text:style-name="T55">sayB</text:span><text:span text:style-name="T56">uenasta</text:span><text:span text:style-name="T57">r</text:span><text:span text:style-name="T56">des</text:span><text:span text:style-name="T53">() { </text:span></text:p>
      <text:p text:style-name="P26">    <text:span text:style-name="T55">alert</text:span><text:span text:style-name="T53">(</text:span><text:span text:style-name="T62">`</text:span><text:span text:style-name="T63">Buenas tardes</text:span><text:span text:style-name="T62"> </text:span><text:span text:style-name="T43">${this</text:span><text:span text:style-name="T53">.</text:span><text:span text:style-name="T50">name</text:span><text:span text:style-name="T43">}</text:span><text:span text:style-name="T62">`</text:span><text:span text:style-name="T53">);</text:span></text:p>
      <text:p text:style-name="P22">  }</text:p>
      <text:p text:style-name="P21"/>
      <text:p text:style-name="P21">};</text:p>
      <text:p text:style-name="P28"/>
      <text:p text:style-name="P27">// uso:</text:p>
      <text:p text:style-name="P21"><text:span text:style-name="T42">class</text:span> <text:span text:style-name="T65">User</text:span> {</text:p>
      <text:p text:style-name="P25">  <text:span text:style-name="T43">constructor</text:span><text:span text:style-name="T53">(</text:span><text:span text:style-name="T50">name</text:span><text:span text:style-name="T53">) {</text:span></text:p>
      <text:p text:style-name="P25">    <text:span text:style-name="T43">this</text:span><text:span text:style-name="T53">.</text:span><text:span text:style-name="T50">name</text:span><text:span text:style-name="T53"> = </text:span><text:span text:style-name="T50">name</text:span><text:span text:style-name="T53">;</text:span></text:p>
      <text:p text:style-name="P25">  <text:span text:style-name="T53">}</text:span></text:p>
      <text:p text:style-name="P21">}</text:p>
      <text:p text:style-name="P21"/>
      <text:p text:style-name="P27"><text:soft-page-break/>// copia los métodos</text:p>
      <text:p text:style-name="P28"><text:span text:style-name="T66">Object</text:span><text:span text:style-name="T71">.</text:span><text:span text:style-name="T58">assign</text:span><text:span text:style-name="T71">(</text:span><text:span text:style-name="T66">User</text:span><text:span text:style-name="T71">.</text:span><text:span text:style-name="T51">prototype</text:span><text:span text:style-name="T71">, </text:span><text:span text:style-name="T51">sayHiMixin</text:span><text:span text:style-name="T71">);</text:span></text:p>
      <text:p text:style-name="P21"/>
      <text:p text:style-name="P27">// Ahora el User puede decir hola</text:p>
      <text:p text:style-name="P21"><text:span text:style-name="T42">new</text:span> <text:span text:style-name="T65">User</text:span>(<text:span text:style-name="T61">"tío"</text:span>).<text:span text:style-name="T54">sayHi</text:span>(); <text:span text:style-name="T68">// Hola tío!</text:span></text:p>
      <text:p text:style-name="P22"><text:span text:style-name="T42">new</text:span><text:span text:style-name="T68"> </text:span><text:span text:style-name="T65">User</text:span><text:span text:style-name="T68">(</text:span><text:span text:style-name="T61">"</text:span><text:span text:style-name="T64">Colega</text:span><text:span text:style-name="T61">"</text:span><text:span text:style-name="T68">).</text:span><text:span text:style-name="T54">say</text:span><text:span text:style-name="T60">Bye</text:span><text:span text:style-name="T68">(); // </text:span></text:p>
      <text:p text:style-name="P17"/>
      <text:p text:style-name="P39"/>
      <text:list xml:id="list3813382322" text:style-name="L1">
        <text:list-item>
          <text:p text:style-name="P59"><text:span text:style-name="Source_20_Text"><text:span text:style-name="T3">Modifica el ejercicio anterior para usar las propiedades class y extend</text:span></text:span></text:p>
        </text:list-item>
        <text:list-item>
          <text:p text:style-name="P60"><text:span text:style-name="T1">Crea un</text:span><text:span text:style-name="T2">a</text:span><text:span text:style-name="T1"> alumno con los siguientes valores metodos y propiedades</text:span></text:p>
          <text:list>
            <text:list-item>
              <text:p text:style-name="P61">Propiedades: nombre, apellidos, id, NombreModulos, notasModulos (estos dos son dos arrays paralelos) </text:p>
            </text:list-item>
            <text:list-item>
              <text:p text:style-name="P61">Metodos: </text:p>
              <text:list>
                <text:list-item>
                  <text:p text:style-name="P61">set y get de las propiedades nombre, apellidos, id </text:p>
                </text:list-item>
                <text:list-item>
                  <text:p text:style-name="P61">Mostrar modulos(id): muestra el nombre de los modulos : <text:span text:style-name="T69">devuelve un string con los modulos</text:span></text:p>
                </text:list-item>
                <text:list-item>
                  <text:p text:style-name="P62">nota(nombremodulo) :<text:span text:style-name="T69">devuelve un string </text:span><text:s/><text:span text:style-name="T69">con </text:span>la nota del modulo </text:p>
                </text:list-item>
                <text:list-item>
                  <text:p text:style-name="P61">media(id) te muestra su media</text:p>
                </text:list-item>
                <text:list-item>
                  <text:p text:style-name="P61">suspensas(id): te muestra las notas suspensas</text:p>
                </text:list-item>
                <text:list-item>
                  <text:p text:style-name="P61">Aprobadas(id): te muestra las notas aprobadas</text:p>
                  <text:p text:style-name="P61"/>
                </text:list-item>
              </text:list>
            </text:list-item>
          </text:list>
        </text:list-item>
        <text:list-item>
          <text:p text:style-name="P61">Crea un objeto clase que sea un array de alumnos con los metodos (con notacion <text:s/>anonima)</text:p>
          <text:list>
            <text:list-item>
              <text:p text:style-name="P61">matricular(alumno) </text:p>
            </text:list-item>
            <text:list-item>
              <text:p text:style-name="P61">eliminar( alumnos)</text:p>
            </text:list-item>
            <text:list-item>
              <text:p text:style-name="P61">numero(alumnos)</text:p>
            </text:list-item>
            <text:list-item>
              <text:p text:style-name="P61">Mostrar(id) </text:p>
              <text:p text:style-name="P63"/>
            </text:list-item>
          </text:list>
        </text:list-item>
        <text:list-item>
          <text:p text:style-name="P66"><text:span text:style-name="T4">Crea </text:span><text:span text:style-name="T5">dos</text:span><text:span text:style-name="T4"> clase</text:span><text:span text:style-name="T5">s</text:span><text:span text:style-name="T4"> que herede</text:span><text:span text:style-name="T5">n</text:span><text:span text:style-name="T4"> </text:span><text:span text:style-name="T5">de alumno y se llamen alumnofp (debe tener un atributo empresaFct un metodo que se llame hacerFCT(empresa) ) y <text:s/>otra que herede de esta ultima y se llame alumnofpDual ( debe tener un atributo empresaFctDual debe tener un metodo que se llame hacerFCTDual(EmpresaDual)) </text:span></text:p>
        </text:list-item>
        <text:list-item>
          <text:p text:style-name="P65">Crea una clase mixin llamada matricular con un metodo matricula y asignala las tres clases anteriores. </text:p>
        </text:list-item>
      </text:list>
      <text:list xml:id="list2756441236" text:style-name="L2">
        <text:list-header>
          <text:p text:style-name="P64"/>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Courier New', monospace"/>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1"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NSimSun1"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MS Mincho" style:font-family-asian="'MS Mincho'"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Calibri" fo:font-family="Calibri" style:font-family-generic="swiss" style:font-pitch="variable" fo:font-size="10pt" fo:font-weight="bold" style:font-size-asian="8.75pt" style:font-weight-asian="bold"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1" text:anchor-type="char" svg:x="5.729cm" svg:y="-1.773cm" svg:width="5.068cm" svg:height="2.196cm" draw:z-index="8"><draw:image xlink:href="Pictures/100000000000023A000000F7142BCC3DD3C6744A.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8T11:56:03.369000000</meta:creation-date>
    <dc:date>2025-12-05T19:41:42.969000000</dc:date>
    <meta:editing-duration>PT17H34M41S</meta:editing-duration>
    <meta:editing-cycles>46</meta:editing-cycles>
    <meta:generator>LibreOffice/7.3.3.2$Windows_X86_64 LibreOffice_project/d1d0ea68f081ee2800a922cac8f79445e4603348</meta:generator>
    <meta:document-statistic meta:table-count="1" meta:image-count="1" meta:object-count="0" meta:page-count="9" meta:paragraph-count="229" meta:word-count="1657" meta:character-count="10797" meta:non-whitespace-character-count="9063"/>
  </office:meta>
</office:document-meta>
</file>